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556in" fo:margin-left="-0.0785in" table:align="left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1.0007in"/>
    </style:style>
    <style:style style:name="Table1.C" style:family="table-column">
      <style:table-column-properties style:column-width="0.7722in"/>
    </style:style>
    <style:style style:name="Table1.D" style:family="table-column">
      <style:table-column-properties style:column-width="1.6125in"/>
    </style:style>
    <style:style style:name="Table1.E" style:family="table-column">
      <style:table-column-properties style:column-width="0.3653in"/>
    </style:style>
    <style:style style:name="Table1.F" style:family="table-column">
      <style:table-column-properties style:column-width="1.2556in"/>
    </style:style>
    <style:style style:name="Table1.1" style:family="table-row">
      <style:table-row-properties style:row-height="0.4764in" style:keep-together="false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row-height="0.4917in" style:keep-together="false" fo:keep-together="always"/>
    </style:style>
    <style:style style:name="Table1.3" style:family="table-row">
      <style:table-row-properties style:row-height="0.5049in" style:keep-together="false" fo:keep-together="always"/>
    </style:style>
    <style:style style:name="Table1.4" style:family="table-row">
      <style:table-row-properties style:row-height="0.4986in" style:keep-together="false" fo:keep-together="always"/>
    </style:style>
    <style:style style:name="Table1.5" style:family="table-row">
      <style:table-row-properties style:min-row-height="0.2368in" style:keep-together="false" fo:keep-together="always"/>
    </style:style>
    <style:style style:name="Table2" style:family="table">
      <style:table-properties style:width="6.4542in" fo:margin-left="-0.0785in" table:align="left" style:writing-mode="lr-tb"/>
    </style:style>
    <style:style style:name="Table2.A" style:family="table-column">
      <style:table-column-properties style:column-width="3.6993in"/>
    </style:style>
    <style:style style:name="Table2.B" style:family="table-column">
      <style:table-column-properties style:column-width="2.7549in"/>
    </style:style>
    <style:style style:name="Table2.1" style:family="table-row">
      <style:table-row-properties style:row-height="0.2507in" style:keep-together="false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8688in" style:keep-together="false" fo:keep-together="always"/>
    </style:style>
    <style:style style:name="Table3" style:family="table">
      <style:table-properties style:width="6.4556in" fo:margin-left="-0.0785in" table:align="left" style:writing-mode="lr-tb"/>
    </style:style>
    <style:style style:name="Table3.A" style:family="table-column">
      <style:table-column-properties style:column-width="6.4556in"/>
    </style:style>
    <style:style style:name="Table3.1" style:family="table-row">
      <style:table-row-properties style:min-row-height="0.6083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6.4556in" fo:margin-left="-0.0785in" table:align="left" style:writing-mode="lr-tb"/>
    </style:style>
    <style:style style:name="Table4.A" style:family="table-column">
      <style:table-column-properties style:column-width="3.575in"/>
    </style:style>
    <style:style style:name="Table4.B" style:family="table-column">
      <style:table-column-properties style:column-width="1.5in"/>
    </style:style>
    <style:style style:name="Table4.C" style:family="table-column">
      <style:table-column-properties style:column-width="1.3806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B1.1" style:family="table-row">
      <style:table-row-properties style:min-row-height="0.1896in" style:keep-together="false" fo:keep-together="always"/>
    </style:style>
    <style:style style:name="Table4.B1.1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4.B1.2" style:family="table-row">
      <style:table-row-properties style:min-row-height="0.166in" style:keep-together="false" fo:keep-together="always"/>
    </style:style>
    <style:style style:name="Table4.2" style:family="table-row">
      <style:table-row-properties style:min-row-height="0.2361in" style:keep-together="true" fo:keep-together="auto"/>
    </style:style>
    <style:style style:name="Table4.3" style:family="table-row">
      <style:table-row-properties style:min-row-height="0.2354in" style:keep-together="true" fo:keep-together="auto"/>
    </style:style>
    <style:style style:name="Table5" style:family="table">
      <style:table-properties style:width="6.4569in" fo:margin-left="-0.0785in" table:align="left" style:writing-mode="lr-tb"/>
    </style:style>
    <style:style style:name="Table5.A" style:family="table-column">
      <style:table-column-properties style:column-width="2.575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2.5069in"/>
    </style:style>
    <style:style style:name="Table5.1" style:family="table-row">
      <style:table-row-properties style:min-row-height="0.166in" style:keep-together="false" fo:keep-together="always"/>
    </style:style>
    <style:style style:name="Table5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2361in" style:keep-together="true" fo:keep-together="auto"/>
    </style:style>
    <style:style style:name="Table6" style:family="table">
      <style:table-properties style:width="6.4556in" fo:margin-left="-0.0785in" table:align="left" style:writing-mode="lr-tb"/>
    </style:style>
    <style:style style:name="Table6.A" style:family="table-column">
      <style:table-column-properties style:column-width="2.575in"/>
    </style:style>
    <style:style style:name="Table6.B" style:family="table-column">
      <style:table-column-properties style:column-width="3.8806in"/>
    </style:style>
    <style:style style:name="Table6.1" style:family="table-row">
      <style:table-row-properties style:row-height="0.4306in" style:keep-together="false" fo:keep-together="always"/>
    </style:style>
    <style:style style:name="Table6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row-height="0.3764in" style:keep-together="false" fo:keep-together="always"/>
    </style:style>
    <style:style style:name="Table6.3" style:family="table-row">
      <style:table-row-properties style:row-height="0.3785in" style:keep-together="false" fo:keep-together="always"/>
    </style:style>
    <style:style style:name="Table6.4" style:family="table-row">
      <style:table-row-properties style:row-height="0.3743in" style:keep-together="false" fo:keep-together="always"/>
    </style:style>
    <style:style style:name="Table6.5" style:family="table-row">
      <style:table-row-properties style:row-height="0.3799in" style:keep-together="false" fo:keep-together="always"/>
    </style:style>
    <style:style style:name="Table7" style:family="table">
      <style:table-properties style:width="6.4556in" fo:margin-left="-0.0785in" table:align="left" style:writing-mode="lr-tb"/>
    </style:style>
    <style:style style:name="Table7.A" style:family="table-column">
      <style:table-column-properties style:column-width="2.409in"/>
    </style:style>
    <style:style style:name="Table7.B" style:family="table-column">
      <style:table-column-properties style:column-width="2.4083in"/>
    </style:style>
    <style:style style:name="Table7.C" style:family="table-column">
      <style:table-column-properties style:column-width="1.6382in"/>
    </style:style>
    <style:style style:name="Table7.1" style:family="table-row">
      <style:table-row-properties style:min-row-height="0.3611in" style:keep-together="false" fo:keep-together="always"/>
    </style:style>
    <style:style style:name="Table7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row-height="0.5118in" style:keep-together="false" fo:keep-together="always"/>
    </style:style>
    <style:style style:name="Table8" style:family="table">
      <style:table-properties style:width="6.4556in" fo:margin-left="-0.0785in" table:align="left" style:writing-mode="lr-tb"/>
    </style:style>
    <style:style style:name="Table8.A" style:family="table-column">
      <style:table-column-properties style:column-width="6.4556in"/>
    </style:style>
    <style:style style:name="Table8.1" style:family="table-row">
      <style:table-row-properties style:min-row-height="0.4333in" style:keep-together="false" fo:keep-together="always"/>
    </style:style>
    <style:style style:name="Table8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3861in" style:keep-together="false" fo:keep-together="always"/>
    </style:style>
    <style:style style:name="Table8.A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" style:family="table">
      <style:table-properties style:width="6.4611in" fo:margin-left="-0.0785in" table:align="left" style:writing-mode="lr-tb"/>
    </style:style>
    <style:style style:name="Table9.A" style:family="table-column">
      <style:table-column-properties style:column-width="1.5764in"/>
    </style:style>
    <style:style style:name="Table9.B" style:family="table-column">
      <style:table-column-properties style:column-width="0.5007in"/>
    </style:style>
    <style:style style:name="Table9.C" style:family="table-column">
      <style:table-column-properties style:column-width="0.1688in"/>
    </style:style>
    <style:style style:name="Table9.D" style:family="table-column">
      <style:table-column-properties style:column-width="0.5819in"/>
    </style:style>
    <style:style style:name="Table9.E" style:family="table-column">
      <style:table-column-properties style:column-width="1.8764in"/>
    </style:style>
    <style:style style:name="Table9.F" style:family="table-column">
      <style:table-column-properties style:column-width="0.125in"/>
    </style:style>
    <style:style style:name="Table9.G" style:family="table-column">
      <style:table-column-properties style:column-width="1.6319in"/>
    </style:style>
    <style:style style:name="Table9.1" style:family="table-row">
      <style:table-row-properties style:min-row-height="0.210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row-height="0.5264in" style:keep-together="false" fo:keep-together="always"/>
    </style:style>
    <style:style style:name="Table9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.F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9.3" style:family="table-row">
      <style:table-row-properties style:row-height="0.5306in" style:keep-together="false" fo:keep-together="always"/>
    </style:style>
    <style:style style:name="Table9.4" style:family="table-row">
      <style:table-row-properties style:row-height="0.5882in" style:keep-together="false" fo:keep-together="always"/>
    </style:style>
    <style:style style:name="Table9.5" style:family="table-row">
      <style:table-row-properties style:row-height="0.4979in" style:keep-together="false" fo:keep-together="always"/>
    </style:style>
    <style:style style:name="Table10" style:family="table">
      <style:table-properties style:width="6.4611in" fo:margin-left="-0.0785in" table:align="left" style:writing-mode="lr-tb"/>
    </style:style>
    <style:style style:name="Table10.A" style:family="table-column">
      <style:table-column-properties style:column-width="2.0771in"/>
    </style:style>
    <style:style style:name="Table10.B" style:family="table-column">
      <style:table-column-properties style:column-width="0.1688in"/>
    </style:style>
    <style:style style:name="Table10.C" style:family="table-column">
      <style:table-column-properties style:column-width="0.5819in"/>
    </style:style>
    <style:style style:name="Table10.D" style:family="table-column">
      <style:table-column-properties style:column-width="1.8764in"/>
    </style:style>
    <style:style style:name="Table10.E" style:family="table-column">
      <style:table-column-properties style:column-width="0.1208in"/>
    </style:style>
    <style:style style:name="Table10.F" style:family="table-column">
      <style:table-column-properties style:column-width="1.6361in"/>
    </style:style>
    <style:style style:name="Table10.1" style:family="table-row">
      <style:table-row-properties style:min-row-height="0.209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row-height="0.4563in" style:keep-together="false" fo:keep-together="always"/>
    </style:style>
    <style:style style:name="Table10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0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0.3" style:family="table-row">
      <style:table-row-properties style:row-height="0.4799in" style:keep-together="false" fo:keep-together="always"/>
    </style:style>
    <style:style style:name="Table10.4" style:family="table-row">
      <style:table-row-properties style:row-height="0.4514in" style:keep-together="false" fo:keep-together="always"/>
    </style:style>
    <style:style style:name="Table10.5" style:family="table-row">
      <style:table-row-properties style:row-height="0.3667in" style:keep-together="false" fo:keep-together="always"/>
    </style:style>
    <style:style style:name="Table11" style:family="table">
      <style:table-properties style:width="6.4611in" fo:margin-left="-0.0785in" table:align="left" style:writing-mode="lr-tb"/>
    </style:style>
    <style:style style:name="Table11.A" style:family="table-column">
      <style:table-column-properties style:column-width="2.0771in"/>
    </style:style>
    <style:style style:name="Table11.B" style:family="table-column">
      <style:table-column-properties style:column-width="0.1688in"/>
    </style:style>
    <style:style style:name="Table11.C" style:family="table-column">
      <style:table-column-properties style:column-width="0.5819in"/>
    </style:style>
    <style:style style:name="Table11.D" style:family="table-column">
      <style:table-column-properties style:column-width="1.8764in"/>
    </style:style>
    <style:style style:name="Table11.E" style:family="table-column">
      <style:table-column-properties style:column-width="0.125in"/>
    </style:style>
    <style:style style:name="Table11.F" style:family="table-column">
      <style:table-column-properties style:column-width="1.6319in"/>
    </style:style>
    <style:style style:name="Table11.1" style:family="table-row">
      <style:table-row-properties style:min-row-height="0.2146in"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2" style:family="table-row">
      <style:table-row-properties style:row-height="0.541in" style:keep-together="false" fo:keep-together="always"/>
    </style:style>
    <style:style style:name="Table1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1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1.3" style:family="table-row">
      <style:table-row-properties style:row-height="0.4924in" style:keep-together="false" fo:keep-together="always"/>
    </style:style>
    <style:style style:name="Table11.4" style:family="table-row">
      <style:table-row-properties style:row-height="0.4632in" style:keep-together="false" fo:keep-together="always"/>
    </style:style>
    <style:style style:name="Table11.5" style:family="table-row">
      <style:table-row-properties style:row-height="0.3694in" style:keep-together="false" fo:keep-together="always"/>
    </style:style>
    <style:style style:name="Table12" style:family="table">
      <style:table-properties style:width="6.4667in" fo:margin-left="-0.0785in" table:align="left" style:writing-mode="lr-tb"/>
    </style:style>
    <style:style style:name="Table12.A" style:family="table-column">
      <style:table-column-properties style:column-width="2.0792in"/>
    </style:style>
    <style:style style:name="Table12.B" style:family="table-column">
      <style:table-column-properties style:column-width="0.1688in"/>
    </style:style>
    <style:style style:name="Table12.C" style:family="table-column">
      <style:table-column-properties style:column-width="0.5826in"/>
    </style:style>
    <style:style style:name="Table12.D" style:family="table-column">
      <style:table-column-properties style:column-width="1.8778in"/>
    </style:style>
    <style:style style:name="Table12.E" style:family="table-column">
      <style:table-column-properties style:column-width="0.125in"/>
    </style:style>
    <style:style style:name="Table12.F" style:family="table-column">
      <style:table-column-properties style:column-width="1.6333in"/>
    </style:style>
    <style:style style:name="Table12.1" style:family="table-row">
      <style:table-row-properties style:min-row-height="0.2396in" style:keep-together="true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2.2" style:family="table-row">
      <style:table-row-properties style:row-height="0.6042in" style:keep-together="false" fo:keep-together="always"/>
    </style:style>
    <style:style style:name="Table12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2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2.3" style:family="table-row">
      <style:table-row-properties style:row-height="0.55in" style:keep-together="false" fo:keep-together="always"/>
    </style:style>
    <style:style style:name="Table12.4" style:family="table-row">
      <style:table-row-properties style:row-height="0.5174in" style:keep-together="false" fo:keep-together="always"/>
    </style:style>
    <style:style style:name="Table12.5" style:family="table-row">
      <style:table-row-properties style:row-height="0.4285in" style:keep-together="false" fo:keep-together="always"/>
    </style:style>
    <style:style style:name="Table17" style:family="table">
      <style:table-properties style:width="6.4667in" fo:margin-left="-0.0785in" table:align="left" style:writing-mode="lr-tb"/>
    </style:style>
    <style:style style:name="Table17.A" style:family="table-column">
      <style:table-column-properties style:column-width="2.0792in"/>
    </style:style>
    <style:style style:name="Table17.B" style:family="table-column">
      <style:table-column-properties style:column-width="0.1688in"/>
    </style:style>
    <style:style style:name="Table17.C" style:family="table-column">
      <style:table-column-properties style:column-width="0.5826in"/>
    </style:style>
    <style:style style:name="Table17.D" style:family="table-column">
      <style:table-column-properties style:column-width="1.8778in"/>
    </style:style>
    <style:style style:name="Table17.E" style:family="table-column">
      <style:table-column-properties style:column-width="0.125in"/>
    </style:style>
    <style:style style:name="Table17.F" style:family="table-column">
      <style:table-column-properties style:column-width="1.6333in"/>
    </style:style>
    <style:style style:name="Table17.1" style:family="table-row">
      <style:table-row-properties style:min-row-height="0.2396in" style:keep-together="true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7.2" style:family="table-row">
      <style:table-row-properties style:row-height="0.6042in" style:keep-together="false" fo:keep-together="always"/>
    </style:style>
    <style:style style:name="Table17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7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7.3" style:family="table-row">
      <style:table-row-properties style:row-height="0.55in" style:keep-together="false" fo:keep-together="always"/>
    </style:style>
    <style:style style:name="Table17.4" style:family="table-row">
      <style:table-row-properties style:row-height="0.5174in" style:keep-together="false" fo:keep-together="always"/>
    </style:style>
    <style:style style:name="Table17.5" style:family="table-row">
      <style:table-row-properties style:row-height="0.4285in" style:keep-together="false" fo:keep-together="always"/>
    </style:style>
    <style:style style:name="Table13" style:family="table">
      <style:table-properties style:width="6.4556in" fo:margin-left="-0.0785in" table:align="left" style:writing-mode="lr-tb"/>
    </style:style>
    <style:style style:name="Table13.A" style:family="table-column">
      <style:table-column-properties style:column-width="1.0743in"/>
    </style:style>
    <style:style style:name="Table13.B" style:family="table-column">
      <style:table-column-properties style:column-width="2.1243in"/>
    </style:style>
    <style:style style:name="Table13.C" style:family="table-column">
      <style:table-column-properties style:column-width="1.1618in"/>
    </style:style>
    <style:style style:name="Table13.D" style:family="table-column">
      <style:table-column-properties style:column-width="1.2139in"/>
    </style:style>
    <style:style style:name="Table13.E" style:family="table-column">
      <style:table-column-properties style:column-width="0.8813in"/>
    </style:style>
    <style:style style:name="Table13.1" style:family="table-row">
      <style:table-row-properties style:min-row-height="0.6444in" style:keep-together="true" fo:keep-together="auto"/>
    </style:style>
    <style:style style:name="Table13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3.E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3.2" style:family="table-row">
      <style:table-row-properties style:min-row-height="0.5972in" style:keep-together="true" fo:keep-together="auto"/>
    </style:style>
    <style:style style:name="Table14" style:family="table">
      <style:table-properties style:width="6.4556in" fo:margin-left="-0.0785in" table:align="left" style:writing-mode="lr-tb"/>
    </style:style>
    <style:style style:name="Table14.A" style:family="table-column">
      <style:table-column-properties style:column-width="0.825in"/>
    </style:style>
    <style:style style:name="Table14.B" style:family="table-column">
      <style:table-column-properties style:column-width="0.5in"/>
    </style:style>
    <style:style style:name="Table14.C" style:family="table-column">
      <style:table-column-properties style:column-width="5.1306in"/>
    </style:style>
    <style:style style:name="Table14.1" style:family="table-row">
      <style:table-row-properties style:min-row-height="0.3938in" style:keep-together="true"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4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4.2" style:family="table-row">
      <style:table-row-properties style:min-row-height="0.709in" style:keep-together="true" fo:keep-together="auto"/>
    </style:style>
    <style:style style:name="Table15" style:family="table">
      <style:table-properties style:width="6.4556in" fo:margin-left="-0.0785in" table:align="left" style:writing-mode="lr-tb"/>
    </style:style>
    <style:style style:name="Table15.A" style:family="table-column">
      <style:table-column-properties style:column-width="6.4556in"/>
    </style:style>
    <style:style style:name="Table15.1" style:family="table-row">
      <style:table-row-properties style:row-height="0.4042in" style:keep-together="true" fo:keep-together="auto"/>
    </style:style>
    <style:style style:name="Table15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5.2" style:family="table-row">
      <style:table-row-properties style:row-height="2.7097in" style:keep-together="true" fo:keep-together="auto"/>
    </style:style>
    <style:style style:name="Table15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5.3" style:family="table-row">
      <style:table-row-properties style:row-height="0.2361in" style:keep-together="true" fo:keep-together="auto"/>
    </style:style>
    <style:style style:name="Table15.4" style:family="table-row">
      <style:table-row-properties style:row-height="2.0083in" style:keep-together="true" fo:keep-together="auto"/>
    </style:style>
    <style:style style:name="Table15.5" style:family="table-row">
      <style:table-row-properties style:row-height="0.2368in" style:keep-together="true" fo:keep-together="auto"/>
    </style:style>
    <style:style style:name="Table15.6" style:family="table-row">
      <style:table-row-properties style:row-height="1.7438in" style:keep-together="true" fo:keep-together="auto"/>
    </style:style>
    <style:style style:name="Table15.7" style:family="table-row">
      <style:table-row-properties style:row-height="0.2771in" style:keep-together="true" fo:keep-together="auto"/>
    </style:style>
    <style:style style:name="Table15.8" style:family="table-row">
      <style:table-row-properties style:row-height="1.5944in" style:keep-together="true" fo:keep-together="auto"/>
    </style:style>
    <style:style style:name="Table15.9" style:family="table-row">
      <style:table-row-properties style:min-row-height="0.3632in" style:keep-together="true" fo:keep-together="auto"/>
    </style:style>
    <style:style style:name="Table16" style:family="table">
      <style:table-properties style:width="6.4556in" fo:margin-left="-0.0785in" table:align="left" style:writing-mode="lr-tb"/>
    </style:style>
    <style:style style:name="Table16.A" style:family="table-column">
      <style:table-column-properties style:column-width="6.4556in"/>
    </style:style>
    <style:style style:name="Table16.1" style:family="table-row">
      <style:table-row-properties style:min-row-height="0.5083in" style:keep-together="true" fo:keep-together="auto"/>
    </style:style>
    <style:style style:name="Table16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6.2" style:family="table-row">
      <style:table-row-properties style:min-row-height="1.875in" style:keep-together="true" fo:keep-together="auto"/>
    </style:style>
    <style:style style:name="Table16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6.3" style:family="table-row">
      <style:table-row-properties style:min-row-height="0.3243in" style:keep-together="true" fo:keep-together="auto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50%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snap-to-layout-gri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text-properties fo:font-size="11pt" fo:language="nb" fo:country="NO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font-size="11pt" fo:language="nb" fo:country="NO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language="nb" fo:country="NO" style:font-size-asian="11pt" style:font-size-complex="11pt"/>
    </style:style>
    <style:style style:name="P12" style:family="paragraph" style:parent-style-name="Standard">
      <style:paragraph-properties fo:line-height="150%" style:snap-to-layout-grid="false"/>
      <style:text-properties fo:font-size="11pt" fo:language="nb" fo:country="NO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fo:language="nb" fo:country="NO" style:font-size-asian="11pt" style:font-size-complex="11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pt" fo:language="nb" fo:country="NO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2799in"/>
        </style:tab-stops>
      </style:paragraph-properties>
      <style:text-properties fo:font-size="11pt" fo:language="nb" fo:country="NO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2.25in"/>
          <style:tab-stop style:position="4.6252in"/>
        </style:tab-stops>
      </style:paragraph-properties>
      <style:text-properties fo:font-size="11pt" fo:language="nb" fo:country="NO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nb" fo:country="NO" style:font-size-asian="11pt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3752in"/>
        </style:tab-stops>
      </style:paragraph-properties>
      <style:text-properties fo:font-size="11pt" fo:language="nb" fo:country="NO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pt" fo:language="nb" fo:country="NO" style:font-size-asian="11pt" style:font-size-complex="11pt" style:font-weight-complex="bold"/>
    </style:style>
    <style:style style:name="P20" style:family="paragraph" style:parent-style-name="Standard">
      <style:paragraph-properties>
        <style:tab-stops>
          <style:tab-stop style:position="0.4925in"/>
        </style:tab-stops>
      </style:paragraph-properties>
      <style:text-properties fo:font-size="11pt" fo:language="nb" fo:country="NO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2.25in"/>
          <style:tab-stop style:position="3.3752in"/>
        </style:tab-stops>
      </style:paragraph-properties>
      <style:text-properties fo:font-size="11pt" fo:language="nb" fo:country="NO" style:font-size-asian="11pt" style:font-size-complex="11pt"/>
    </style:style>
    <style:style style:name="P22" style:family="paragraph" style:parent-style-name="Standard">
      <style:paragraph-properties fo:line-height="150%"/>
      <style:text-properties fo:font-size="11pt" fo:language="nb" fo:country="NO" fo:font-weight="bold" style:font-size-asian="11pt" style:font-weight-asian="bold" style:font-size-complex="11pt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fo:language="nb" fo:country="NO" fo:font-weight="bold" style:font-size-asian="11pt" style:font-weight-asian="bold" style:font-size-complex="11pt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fo:language="nb" fo:country="NO" fo:font-weight="bold" style:font-size-asian="11pt" style:font-weight-asian="bold" style:font-size-complex="11pt"/>
    </style:style>
    <style:style style:name="P25" style:family="paragraph" style:parent-style-name="Standard">
      <style:paragraph-properties fo:line-height="150%"/>
      <style:text-properties fo:font-size="11pt" fo:language="nb" fo:country="NO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fo:language="nb" fo:country="NO" fo:font-weight="bold" style:font-size-asian="11pt" style:font-weight-asian="bold" style:font-size-complex="11pt" style:font-style-complex="italic"/>
    </style:style>
    <style:style style:name="P27" style:family="paragraph" style:parent-style-name="Standard">
      <style:paragraph-properties fo:line-height="150%"/>
      <style:text-properties fo:font-size="11pt" fo:language="nb" fo:country="NO" style:text-underline-style="solid" style:text-underline-width="auto" style:text-underline-color="font-color" style:font-size-asian="11pt" style:font-size-complex="11pt"/>
    </style:style>
    <style:style style:name="P28" style:family="paragraph" style:parent-style-name="Standard">
      <style:paragraph-properties fo:line-height="150%">
        <style:tab-stops>
          <style:tab-stop style:position="1.9689in"/>
        </style:tab-stops>
      </style:paragraph-properties>
      <style:text-properties fo:font-size="11pt" fo:language="nb" fo:country="NO" style:text-underline-style="solid" style:text-underline-width="auto" style:text-underline-color="font-color" style:font-size-asian="11pt" style:font-size-complex="11pt"/>
    </style:style>
    <style:style style:name="P29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text-align="justify" style:justify-single-word="false" style:snap-to-layout-gri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</style:style>
    <style:style style:name="P32" style:family="paragraph" style:parent-style-name="Standard">
      <style:paragraph-properties fo:text-align="justify" style:justify-single-word="false">
        <style:tab-stops>
          <style:tab-stop style:position="3.3752in"/>
        </style:tab-stops>
      </style:paragraph-properties>
    </style:style>
    <style:style style:name="P33" style:family="paragraph" style:parent-style-name="Standard">
      <style:paragraph-properties fo:line-height="150%"/>
    </style:style>
    <style:style style:name="P34" style:family="paragraph" style:parent-style-name="Standard">
      <style:paragraph-properties fo:line-height="150%" style:snap-to-layout-grid="false"/>
    </style:style>
    <style:style style:name="P35" style:family="paragraph" style:parent-style-name="Standard">
      <style:paragraph-properties fo:line-height="150%" fo:text-align="justify" style:justify-single-word="false"/>
    </style:style>
    <style:style style:name="P36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</style:style>
    <style:style style:name="P37" style:family="paragraph" style:parent-style-name="Standard">
      <style:paragraph-properties style:snap-to-layout-grid="false"/>
    </style:style>
    <style:style style:name="P38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4pt" fo:language="nb" fo:country="NO" fo:font-style="italic" fo:font-weight="bold" style:font-size-asian="14pt" style:font-style-asian="italic" style:font-weight-asian="bold" style:font-size-complex="14pt" style:font-style-complex="italic"/>
    </style:style>
    <style:style style:name="P39" style:family="paragraph" style:parent-style-name="Standard">
      <style:paragraph-properties fo:line-height="150%" fo:text-align="justify" style:justify-single-word="false"/>
      <style:text-properties fo:font-size="10pt" fo:language="nb" fo:country="NO" style:font-size-asian="10pt" style:font-size-complex="10pt"/>
    </style:style>
    <style:style style:name="P40" style:family="paragraph" style:parent-style-name="Standard">
      <style:paragraph-properties fo:margin-left="0in" fo:margin-right="0.0043in" fo:line-height="150%" fo:text-align="justify" style:justify-single-word="false" fo:text-indent="0in" style:auto-text-indent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</style:style>
    <style:style style:name="P41" style:family="paragraph" style:parent-style-name="Standard">
      <style:paragraph-properties fo:margin-left="0in" fo:margin-right="0.0043in" fo:line-height="150%" fo:text-align="center" style:justify-single-word="false" fo:text-indent="0in" style:auto-text-indent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language="nb" fo:country="NO"/>
    </style:style>
    <style:style style:name="P42" style:family="paragraph" style:parent-style-name="Standard">
      <style:paragraph-properties fo:break-before="page">
        <style:tab-stops>
          <style:tab-stop style:position="1.2799in"/>
        </style:tab-stops>
      </style:paragraph-properties>
    </style:style>
    <style:style style:name="P43" style:family="paragraph" style:parent-style-name="Stil_20_Overskrift_20_1_20__2b__20_Linjeavstand_3a__20__20_Halvannen">
      <style:paragraph-properties fo:line-height="100%" fo:text-align="center" style:justify-single-word="false" fo:break-before="page"/>
      <style:text-properties fo:font-size="11pt" style:font-size-asian="11pt" style:font-size-complex="11pt"/>
    </style:style>
    <style:style style:name="P44" style:family="paragraph" style:parent-style-name="Standard">
      <style:paragraph-properties fo:margin-top="0.0835in" fo:margin-bottom="0in" style:snap-to-layout-grid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7346in"/>
          <style:tab-stop style:position="1.2272in"/>
          <style:tab-stop style:position="1.7193in"/>
          <style:tab-stop style:position="2.2118in"/>
          <style:tab-stop style:position="2.7043in"/>
          <style:tab-stop style:position="3.1965in"/>
          <style:tab-stop style:position="3.689in"/>
          <style:tab-stop style:position="4.1811in"/>
          <style:tab-stop style:position="4.6736in"/>
          <style:tab-stop style:position="5.1661in"/>
          <style:tab-stop style:position="5.6583in"/>
          <style:tab-stop style:position="6.1508in"/>
        </style:tab-stops>
      </style:paragraph-properties>
      <style:text-properties fo:font-size="11pt" fo:language="nb" fo:country="NO" style:font-size-asian="11pt" style:font-size-complex="11pt"/>
    </style:style>
    <style:style style:name="P46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7346in"/>
          <style:tab-stop style:position="1.2272in"/>
          <style:tab-stop style:position="1.7193in"/>
          <style:tab-stop style:position="2.2118in"/>
          <style:tab-stop style:position="2.7043in"/>
          <style:tab-stop style:position="3.1965in"/>
          <style:tab-stop style:position="3.689in"/>
          <style:tab-stop style:position="4.1811in"/>
          <style:tab-stop style:position="4.6736in"/>
          <style:tab-stop style:position="5.1661in"/>
          <style:tab-stop style:position="5.6583in"/>
          <style:tab-stop style:position="6.1508in"/>
        </style:tab-stops>
      </style:paragraph-properties>
    </style:style>
    <style:style style:name="P47" style:family="paragraph" style:parent-style-name="Standard">
      <style:paragraph-properties fo:margin-left="0.25in" fo:margin-right="0in" fo:line-height="150%" fo:text-indent="0in" style:auto-text-indent="false">
        <style:tab-stops>
          <style:tab-stop style:position="0.7346in"/>
          <style:tab-stop style:position="1.2272in"/>
          <style:tab-stop style:position="1.7193in"/>
          <style:tab-stop style:position="2.2118in"/>
          <style:tab-stop style:position="2.7043in"/>
          <style:tab-stop style:position="3.1965in"/>
          <style:tab-stop style:position="3.689in"/>
          <style:tab-stop style:position="4.1811in"/>
          <style:tab-stop style:position="4.6736in"/>
          <style:tab-stop style:position="5.1661in"/>
          <style:tab-stop style:position="5.6583in"/>
          <style:tab-stop style:position="6.1508in"/>
        </style:tab-stops>
      </style:paragraph-properties>
    </style:style>
    <style:style style:name="P48" style:family="paragraph" style:parent-style-name="Stil1">
      <style:paragraph-properties fo:margin-top="0in" fo:margin-bottom="0in" fo:line-height="150%"/>
    </style:style>
    <style:style style:name="P49" style:family="paragraph" style:parent-style-name="Stil1">
      <style:paragraph-properties fo:margin-top="0in" fo:margin-bottom="0in" fo:line-height="150%"/>
      <style:text-properties fo:font-size="11pt" fo:font-weight="bold" style:font-size-asian="11pt" style:font-weight-asian="bold" style:font-size-complex="11pt"/>
    </style:style>
    <style:style style:name="P50" style:family="paragraph" style:parent-style-name="Stil1">
      <style:paragraph-properties fo:margin-top="0in" fo:margin-bottom="0in" fo:line-height="150%"/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P51" style:family="paragraph" style:parent-style-name="Stil1">
      <style:paragraph-properties fo:margin-top="0in" fo:margin-bottom="0in" style:line-height-at-least="0.222in"/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P52" style:family="paragraph" style:parent-style-name="Stil1">
      <style:paragraph-properties fo:margin-top="0in" fo:margin-bottom="0in" style:snap-to-layout-grid="false"/>
      <style:text-properties fo:font-size="11pt" style:font-size-asian="11pt" style:font-size-complex="11pt"/>
    </style:style>
    <style:style style:name="P53" style:family="paragraph" style:parent-style-name="Stil1">
      <style:paragraph-properties fo:margin-top="0in" fo:margin-bottom="0in">
        <style:tab-stops>
          <style:tab-stop style:position="2.25in"/>
          <style:tab-stop style:position="4.6252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Stil1">
      <style:paragraph-properties fo:margin-top="0in" fo:margin-bottom="0in" fo:line-height="150%" fo:text-align="justify" style:justify-single-word="false"/>
      <style:text-properties fo:font-size="11pt" style:font-size-asian="11pt" style:font-size-complex="11pt"/>
    </style:style>
    <style:style style:name="P55" style:family="paragraph" style:parent-style-name="Stil1">
      <style:paragraph-properties fo:margin-top="0in" fo:margin-bottom="0in" fo:text-align="center" style:justify-single-word="false" style:snap-to-layout-grid="false"/>
      <style:text-properties fo:font-size="11pt" style:font-size-asian="11pt" style:language-asian="en" style:country-asian="US" style:font-size-complex="11pt"/>
    </style:style>
    <style:style style:name="P56" style:family="paragraph" style:parent-style-name="Stil1">
      <style:paragraph-properties fo:margin-top="0in" fo:margin-bottom="0in" fo:text-align="justify" style:justify-single-word="false"/>
      <style:text-properties fo:font-size="11pt" style:font-size-asian="11pt" style:language-asian="en" style:country-asian="US" style:font-size-complex="11pt"/>
    </style:style>
    <style:style style:name="P57" style:family="paragraph" style:parent-style-name="Stil1">
      <style:paragraph-properties fo:margin-top="0in" fo:margin-bottom="0in" fo:text-align="center" style:justify-single-word="false"/>
      <style:text-properties fo:font-size="11pt" style:font-size-asian="11pt" style:language-asian="en" style:country-asian="US" style:font-size-complex="11pt" style:font-weight-complex="bold"/>
    </style:style>
    <style:style style:name="P58" style:family="paragraph" style:parent-style-name="Stil1">
      <style:paragraph-properties fo:margin-top="0in" fo:margin-bottom="0in" fo:text-align="center" style:justify-single-word="false" style:snap-to-layout-grid="false"/>
      <style:text-properties fo:font-size="11pt" style:font-size-asian="11pt" style:language-asian="en" style:country-asian="US" style:font-size-complex="11pt" style:font-weight-complex="bold"/>
    </style:style>
    <style:style style:name="P59" style:family="paragraph" style:parent-style-name="Stil1">
      <style:paragraph-properties fo:margin-top="0in" fo:margin-bottom="0in" style:snap-to-layout-grid="false"/>
      <style:text-properties fo:font-size="11pt" style:font-size-asian="11pt" style:language-asian="en" style:country-asian="US" style:font-size-complex="11pt"/>
    </style:style>
    <style:style style:name="P60" style:family="paragraph" style:parent-style-name="Stil1">
      <style:paragraph-properties fo:margin-top="0in" fo:margin-bottom="0in" style:line-height-at-least="0.222in" fo:text-align="justify" style:justify-single-word="false"/>
    </style:style>
    <style:style style:name="P61" style:family="paragraph" style:parent-style-name="Stil1">
      <style:paragraph-properties fo:margin-top="0in" fo:margin-bottom="0in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2" style:family="paragraph" style:parent-style-name="Stil1">
      <style:paragraph-properties fo:margin-top="0in" fo:margin-bottom="0in" fo:text-align="center" style:justify-single-word="false"/>
      <style:text-properties fo:font-size="14pt" fo:font-weight="bold" style:font-size-asian="14pt" style:font-weight-asian="bold" style:font-size-complex="14pt"/>
    </style:style>
    <style:style style:name="P63" style:family="paragraph" style:parent-style-name="Stil1">
      <style:paragraph-properties fo:margin-top="0in" fo:margin-bottom="0in" fo:line-height="150%" fo:break-before="page"/>
    </style:style>
    <style:style style:name="P64" style:family="paragraph" style:parent-style-name="Stil1">
      <style:paragraph-properties fo:margin-left="0.5in" fo:margin-right="0in" fo:margin-top="0in" fo:margin-bottom="0in" fo:text-align="center" style:justify-single-word="false" fo:text-indent="-0.5in" style:auto-text-indent="false" style:snap-to-layout-grid="false"/>
      <style:text-properties fo:font-size="11pt" style:font-size-asian="11pt" style:language-asian="en" style:country-asian="US" style:font-size-complex="11pt" style:font-weight-complex="bold"/>
    </style:style>
    <style:style style:name="P65" style:family="paragraph" style:parent-style-name="Standard">
      <style:paragraph-properties fo:text-align="center" style:justify-single-word="false"/>
    </style:style>
    <style:style style:name="P66" style:family="paragraph" style:parent-style-name="Heading_20_2">
      <style:paragraph-properties style:snap-to-layout-grid="false"/>
      <style:text-properties fo:font-size="11pt" fo:font-weight="normal" style:font-size-asian="11pt" style:font-weight-asian="normal" style:font-size-complex="11pt"/>
    </style:style>
    <style:style style:name="P67" style:family="paragraph" style:parent-style-name="Stil1" style:master-page-name="Standard">
      <style:paragraph-properties fo:margin-top="0in" fo:margin-bottom="0in" fo:line-height="150%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68" style:family="paragraph">
      <style:paragraph-properties fo:text-align="star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T5" style:family="text">
      <style:text-properties fo:font-size="11pt" fo:language="nb" fo:country="NO" fo:font-weight="bold" style:font-size-asian="11pt" style:font-weight-asian="bold" style:font-size-complex="11pt"/>
    </style:style>
    <style:style style:name="T6" style:family="text">
      <style:text-properties fo:font-size="11pt" fo:language="nb" fo:country="NO" fo:font-weight="bold" style:font-size-asian="11pt" style:font-weight-asian="bold" style:font-size-complex="11pt" style:font-weight-complex="bold"/>
    </style:style>
    <style:style style:name="T7" style:family="text">
      <style:text-properties fo:font-size="11pt" fo:language="nb" fo:country="NO" style:font-size-asian="11pt" style:font-size-complex="11pt"/>
    </style:style>
    <style:style style:name="T8" style:family="text">
      <style:text-properties fo:font-size="11pt" fo:language="nb" fo:country="NO" style:font-size-asian="11pt" style:font-size-complex="11pt" style:font-weight-complex="bold"/>
    </style:style>
    <style:style style:name="T9" style:family="text">
      <style:text-properties fo:font-size="11pt" fo:language="nb" fo:country="NO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size="11pt" fo:language="nb" fo:country="NO" fo:font-style="italic" style:font-size-asian="11pt" style:font-style-asian="italic" style:font-size-complex="11pt"/>
    </style:style>
    <style:style style:name="T11" style:family="text">
      <style:text-properties fo:font-size="11pt" fo:language="nb" fo:country="NO" fo:font-style="italic" style:font-size-asian="11pt" style:font-style-asian="italic" style:font-size-complex="11pt" style:font-weight-complex="bold"/>
    </style:style>
    <style:style style:name="T12" style:family="text">
      <style:text-properties fo:font-size="11pt" fo:language="nb" fo:country="NO" fo:font-style="italic" fo:font-weight="bold" style:font-size-asian="11pt" style:font-style-asian="italic" style:font-weight-asian="bold" style:font-size-complex="11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language="nb" fo:country="NO" style:font-size-asian="10pt" style:font-size-complex="10pt"/>
    </style:style>
    <style:style style:name="T15" style:family="text">
      <style:text-properties fo:font-size="10pt" fo:language="nb" fo:country="NO" style:font-name-asian="Arial Unicode MS1" style:font-size-asian="10pt" style:language-asian="zxx" style:country-asian="none" style:font-size-complex="10pt"/>
    </style:style>
    <style:style style:name="T16" style:family="text">
      <style:text-properties fo:font-size="10pt" fo:language="nb" fo:country="NO" fo:font-weight="bold" style:font-name-asian="Arial Unicode MS1" style:font-size-asian="10pt" style:language-asian="zxx" style:country-asian="none" style:font-weight-asian="bold" style:font-size-complex="10pt"/>
    </style:style>
    <style:style style:name="T17" style:family="text">
      <style:text-properties fo:color="#000000" style:font-name="Times New Roman1" fo:font-size="11pt" fo:language="nb" fo:country="NO" style:font-size-asian="11pt" style:font-name-complex="Times New Roman1" style:font-size-complex="11pt"/>
    </style:style>
    <style:style style:name="T18" style:family="text">
      <style:text-properties fo:color="#000000" fo:font-size="11pt" fo:language="nb" fo:country="NO" style:font-size-asian="11pt" style:font-size-complex="11pt"/>
    </style:style>
    <style:style style:name="T1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5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5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1" form:control-implementation="ooo:com.sun.star.form.component.CheckBox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8" form:control-implementation="ooo:com.sun.star.form.component.CheckBox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0" form:control-implementation="ooo:com.sun.star.form.component.CheckBox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0" form:control-implementation="ooo:com.sun.star.form.component.CheckBox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0" form:control-implementation="ooo:com.sun.star.form.component.CheckBox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  <form:form form:name="Form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67">SØKNADS- <text:s/>OG <text:s/>AVTALESKJEMA <text:s/>FOR <text:s/>OPPTAK<text:line-break/>TIL <text:s/>ORGANISERT <text:s/>DOKTORGRADSUTDANNING </text:p>
          <text:p text:style-name="P61">VED <text:s/>DET <text:s/>MATEMATISK-NATURVITENSKAPELIGE <text:s/>FAKULTET</text:p>
          <text:p text:style-name="P62">UNIVERSITETET <text:s/>I <text:s/>OSLO </text:p>
          <text:p text:style-name="P41"/>
          <text:p text:style-name="Body_20_Text_20_2"><text:span text:style-name="T1">Søknaden skal fylles ut på PC, skrives ut, undertegnes og sendes til den grunnenheten søkeren ønsker å knytte seg til </text:span><text:span text:style-name="T2">innen 2 måneder etter oppstart på doktorgradsutdanningen</text:span><text:span text:style-name="T1">.</text:span></text:p>
          <text:p text:style-name="Standard"><text:span text:style-name="Char"><text:span text:style-name="T1">Undertegnede søker om opptak til ph.d.-programmet ved (velg fra rullgardinmenyen)</text:span></text:span><text:span text:style-name="T5">:</text:span></text:p>
          <text:p text:style-name="P9"/>
          <text:p text:style-name="P40"><text:bookmark-start text:name="Institutter"/><text:span text:style-name="T3"><text:drop-down text:name="Institutter"><text:label text:value="                                         "/><text:label text:value="Institutt for astrofysikk"/><text:label text:value="Biologisk institutt"/><text:label text:value="Farmasøytisk institutt"/><text:label text:value="Fysisk institutt"/><text:label text:value="Institutt for geofag"/><text:label text:current-selected="true" text:value="Institutt for informatikk"/><text:label text:value="Kjemisk institutt"/><text:label text:value="Matematisk institutt"/><text:label text:value="Institutt for molekylær biovitenskap"/><text:label text:value="Naturhistorisk museum"/><text:label text:value="Senter for entreprenørskap"/>Institutt for informatikk</text:drop-down></text:span><text:bookmark-end text:name="Institutter"/><text:span text:style-name="T3"> </text:span></text:p>
          <text:p text:style-name="P33"><text:span text:style-name="T6">Personopplysninger</text:span><text:span text:style-name="T6">:</text:span>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row table:style-name="Table1.1">
              <table:table-cell table:style-name="Table1.A1" table:number-columns-spanned="3" office:value-type="string">
                <text:p text:style-name="P10">Etternavn (alle):</text:p>
                <text:p text:style-name="P9"><text:bookmark-start text:name="Text160"/><text:text-input text:description="Text160">Kjernsmo</text:text-input><text:bookmark-end text:name="Text160"/></text:p>
              </table:table-cell>
              <table:covered-table-cell/>
              <table:covered-table-cell/>
              <table:table-cell table:style-name="Table1.D1" table:number-columns-spanned="3" office:value-type="string">
                <text:p text:style-name="P10">Fornavn og mellomnavn (alle):</text:p>
                <text:p text:style-name="P9"><text:bookmark-start text:name="Text1"/><text:text-input text:description="Text1">Kjetil</text:text-input><text:bookmark-end text:name="Text1"/></text:p>
              </table:table-cell>
              <table:covered-table-cell/>
              <table:covered-table-cell/>
            </table:table-row>
            <table:table-row table:style-name="Table1.2">
              <table:table-cell table:style-name="Table1.A1" table:number-columns-spanned="2" office:value-type="string">
                <text:p text:style-name="P37"><text:span text:style-name="T7">Fødselsnummer (11 siffer) eller fødselsdato:</text:span><text:bookmark-start text:name="Text2"/><text:span text:style-name="T7"><text:text-input text:description="Text2">14087341357</text:text-input></text:span><text:bookmark-end text:name="Text2"/></text:p>
              </table:table-cell>
              <table:covered-table-cell/>
              <table:table-cell table:style-name="Table1.A1" table:number-columns-spanned="3" office:value-type="string">
                <text:p text:style-name="P37"><text:span text:style-name="T7">Statsborgerskap</text:span><text:span text:style-name="T7">:</text:span></text:p>
                <text:p text:style-name="P9"><text:bookmark-start text:name="Text3"/><text:text-input text:description="Text3">Norsk</text:text-input><text:bookmark-end text:name="Text3"/></text:p>
              </table:table-cell>
              <table:covered-table-cell/>
              <table:covered-table-cell/>
              <table:table-cell table:style-name="Table1.D1" office:value-type="string">
                <text:p text:style-name="P10">Kjønn:</text:p>
                <text:p text:style-name="P9"><text:bookmark-start text:name="Text4"/><text:text-input text:description="Text4">M</text:text-input><text:bookmark-end text:name="Text4"/></text:p>
              </table:table-cell>
            </table:table-row>
            <table:table-row table:style-name="Table1.3">
              <table:table-cell table:style-name="Table1.D1" table:number-columns-spanned="6" office:value-type="string">
                <text:p text:style-name="P10">Bostedsadresse:</text:p>
                <text:p text:style-name="P9"><text:bookmark-start text:name="Text5"/><text:text-input text:description="Text5">Olaf Bulls vei 72</text:text-input><text:bookmark-end text:name="Text5"/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.4">
              <table:table-cell table:style-name="Table1.A1" office:value-type="string">
                <text:p text:style-name="P10">Postnummer og sted:</text:p>
                <text:p text:style-name="Standard"><text:bookmark-start text:name="Text6"/><text:span text:style-name="T7"><text:text-input text:description="Text6">0765</text:text-input></text:span><text:bookmark-end text:name="Text6"/><text:span text:style-name="T7"> <text:s text:c="2"/></text:span><text:span text:style-name="T7"><text:text-input text:description="Text7">Oslo</text:text-input></text:span></text:p>
              </table:table-cell>
              <table:table-cell table:style-name="Table1.A1" table:number-columns-spanned="2" office:value-type="string">
                <text:p text:style-name="P37"><text:span text:style-name="T7">Land</text:span><text:span text:style-name="T7">:</text:span></text:p>
                <text:p text:style-name="P9"><text:bookmark-start text:name="Text7"/><text:text-input text:description="Text7">Norge</text:text-input><text:bookmark-end text:name="Text7"/></text:p>
              </table:table-cell>
              <table:covered-table-cell/>
              <table:table-cell table:style-name="Table1.A1" office:value-type="string">
                <text:p text:style-name="P10">Telefon (privat):</text:p>
                <text:p text:style-name="P9"><text:bookmark-start text:name="Text8"/><text:text-input text:description="Text8">     </text:text-input><text:bookmark-end text:name="Text8"/></text:p>
              </table:table-cell>
              <table:table-cell table:style-name="Table1.D1" table:number-columns-spanned="2" office:value-type="string">
                <text:p text:style-name="P10">Mobiltelefon:</text:p>
                <text:p text:style-name="P9"><text:bookmark-start text:name="Text9"/><text:text-input text:description="Text9">98648234</text:text-input><text:bookmark-end text:name="Text9"/></text:p>
              </table:table-cell>
              <table:covered-table-cell/>
            </table:table-row>
            <table:table-row table:style-name="Table1.5">
              <table:table-cell table:style-name="Table1.D1" table:number-columns-spanned="6" office:value-type="string">
                <text:p text:style-name="P37"><text:span text:style-name="T7">E-postadresse: </text:span><text:bookmark-start text:name="Text10"/><text:span text:style-name="T7"><text:text-input text:description="Text10">kjekje@ifi.uio.no</text:text-input></text:span><text:bookmark-end text:name="Text10"/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4"/>
          <text:p text:style-name="P29">Avtalens varighet:</text:p>
          <table:table table:name="Table2" table:style-name="Table2">
            <table:table-column table:style-name="Table2.A"/>
            <table:table-column table:style-name="Table2.B"/>
            <table:table-row table:style-name="Table2.1">
              <table:table-cell table:style-name="Table2.A1" office:value-type="string">
                <text:p text:style-name="P34"><text:span text:style-name="T7">Avtalen gjelder f.o.m. (dd.mm.åå):</text:span><text:bookmark-start text:name="Text16"/><text:span text:style-name="T7"> </text:span><text:span text:style-name="T7"><text:text-input text:description="Text16">     </text:text-input></text:span><text:bookmark-end text:name="Text16"/></text:p>
              </table:table-cell>
              <table:table-cell table:style-name="Table2.B1" office:value-type="string">
                <text:p text:style-name="P34"><text:span text:style-name="T7">t.o.m. (dd.mm.åå.):</text:span><text:bookmark-start text:name="Text17"/><text:span text:style-name="T7"> </text:span><text:span text:style-name="T7"><text:text-input text:description="Text17">     </text:text-input></text:span><text:bookmark-end text:name="Text17"/></text:p>
              </table:table-cell>
            </table:table-row>
            <table:table-row table:style-name="Table2.2">
              <table:table-cell table:style-name="Table2.B1" table:number-columns-spanned="2" office:value-type="string">
                <text:p text:style-name="P12">Hvor stor del av tiden skal tilbringes ved UiO, residensplikt (se ph.d.-programmet for Det matematisk-naturvitenskapelige fakultet punkt 6.7)? </text:p>
                <text:p text:style-name="P33"><text:span text:style-name="T7">Angi % -andel </text:span><text:span text:style-name="T7"><text:text-input text:description="Text159">100</text:text-input></text:span><text:span text:style-name="T7"> og tidsrom: </text:span><text:bookmark-start text:name="Text159"/><text:span text:style-name="T7"><text:text-input text:description="Text159">     </text:text-input></text:span><text:bookmark-end text:name="Text159"/></text:p>
              </table:table-cell>
              <table:covered-table-cell/>
            </table:table-row>
          </table:table>
          <text:p text:style-name="P22"/>
          <text:p text:style-name="P22">Arbeidsplass:</text:p>
          <text:p text:style-name="P33"><text:span text:style-name="T7">Kandi</text:span><text:span text:style-name="T7">daten skal ha arbeidsplass ved:</text:span></text:p>
          <table:table table:name="Table3" table:style-name="Table3">
            <table:table-column table:style-name="Table3.A"/>
            <table:table-row table:style-name="Table3.1">
              <table:table-cell table:style-name="Table3.A1" office:value-type="string">
                <text:p text:style-name="P12">Grunnenhet/ekstern institusjon (samarbeidsavtale med ekstern institusjon skal vedlegges)</text:p>
                <text:p text:style-name="P11"><text:bookmark-start text:name="Text135"/><text:text-input text:description="Text135">Institutt for Informatikk</text:text-input><text:bookmark-end text:name="Text135"/></text:p>
              </table:table-cell>
            </table:table-row>
          </table:table>
          <text:p text:style-name="P50"/>
          <text:p text:style-name="P48"><text:span text:style-name="T4">Finansiering </text:span><text:span text:style-name="Char"><text:span text:style-name="T1">(velg fra rullgardinmenyen)</text:span></text:span><text:span text:style-name="T4">:</text:span></text:p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office:value-type="string">
                <text:h text:style-name="P66" text:outline-level="2">Finansieringskilde</text:h>
              </table:table-cell>
              <table:table-cell table:number-columns-spanned="2">
                <table:table table:is-sub-table="true">
                  <table:table-column table:style-name="Table4.B"/>
                  <table:table-column table:style-name="Table4.C"/>
                  <table:table-row table:style-name="Table4.B1.1">
                    <table:table-cell table:style-name="Table4.B1.1.1" table:number-columns-spanned="2" office:value-type="string">
                      <text:h text:style-name="P66" text:outline-level="2">Periode</text:h>
                    </table:table-cell>
                    <table:covered-table-cell/>
                  </table:table-row>
                  <table:table-row table:style-name="Table4.B1.2">
                    <table:table-cell table:style-name="Table4.A1" office:value-type="string">
                      <text:p text:style-name="P2"><text:span text:style-name="T8">f</text:span><text:span text:style-name="T8">.o.m. (dd.mm.åååå)</text:span></text:p>
                    </table:table-cell>
                    <table:table-cell table:style-name="Table4.B1.1.1" office:value-type="string">
                      <text:p text:style-name="P19">t.o.m. (dd.mm.ååå)</text:p>
                    </table:table-cell>
                  </table:table-row>
                </table:table>
              </table:table-cell>
              <table:covered-table-cell/>
            </table:table-row>
            <table:table-row table:style-name="Table4.2">
              <table:table-cell table:style-name="Table4.A1" office:value-type="string">
                <text:p text:style-name="P37"><text:span text:style-name="T14"><text:text-input text:description="">100</text:text-input></text:span><text:span text:style-name="T14">%</text:span><text:span text:style-name="T15"> </text:span><text:span text:style-name="T16"><text:drop-down text:name=""><text:label text:value="                                                  "/><text:label text:current-selected="true" text:value="Universitetsstipend"/><text:label text:value="FR stipend"/><text:label text:value="stipend fra EU"/><text:label text:value="Finansiering via Kvoteprogrammet"/><text:label text:value="Stipend fra andre internasjonale program (inkl. N)"/><text:label text:value="Stipend fra offentlig forvaltningsorgan"/><text:label text:value="Stipend fra ekstern organisasjon (ikke FR)"/><text:label text:value="Stipend fra arbeidsgiver (ikke UiO/NFR)"/><text:label text:value="Stipend fra bedrift (som er ikke arbeidsgiver)"/><text:label text:value="Lønn i engasjementsstilling (ikke stipendiat)"/><text:label text:value="Lønn i fast stilling"/><text:label text:value="Egenfinansiering"/><text:label text:value="Annet, spesifisere"/>Universitetsstipend</text:drop-down></text:span></text:p>
              </table:table-cell>
              <table:table-cell table:style-name="Table4.A1" office:value-type="string">
                <text:p text:style-name="P10"><text:bookmark-start text:name="Text146"/><text:text-input text:description="Text146">     </text:text-input><text:bookmark-end text:name="Text146"/></text:p>
              </table:table-cell>
              <table:table-cell table:style-name="Table4.B1.1.1" office:value-type="string">
                <text:p text:style-name="P10"><text:bookmark-start text:name="Text149"/><text:text-input text:description="Text149">     </text:text-input><text:bookmark-end text:name="Text149"/></text:p>
              </table:table-cell>
            </table:table-row>
            <table:table-row table:style-name="Table4.3">
              <table:table-cell table:style-name="Table4.A1" office:value-type="string">
                <text:p text:style-name="P37"><text:span text:style-name="T14"><text:text-input text:description="">     </text:text-input></text:span><text:span text:style-name="T14">%</text:span><text:span text:style-name="T15"> </text:span><text:span text:style-name="T16"><text:drop-down text:name=""><text:label text:current-selected="true" text:value="                                                  "/><text:label text:value="Universitetsstipend"/><text:label text:value="FR stipend"/><text:label text:value="stipend fra EU"/><text:label text:value="Finansiering via Kvoteprogrammet"/><text:label text:value="Stipend fra andre internasjonale program (inkl. N)"/><text:label text:value="Stipend fra offentlig forvaltningsorgan"/><text:label text:value="Stipend fra ekstern organisasjon (ikke FR)"/><text:label text:value="Stipend fra arbeidsgiver (ikke UiO/NFR)"/><text:label text:value="Stipend fra bedrift (som er ikke arbeidsgiver)"/><text:label text:value="Lønn i engasjementsstilling (ikke stipendiat)"/><text:label text:value="Lønn i fast stilling"/><text:label text:value="Egenfinansiering"/><text:label text:value="Annet, spesifisere"/>                                                  </text:drop-down></text:span></text:p>
              </table:table-cell>
              <table:table-cell table:style-name="Table4.A1" office:value-type="string">
                <text:p text:style-name="P10"><text:bookmark-start text:name="Text147"/><text:text-input text:description="Text147">     </text:text-input><text:bookmark-end text:name="Text147"/></text:p>
              </table:table-cell>
              <table:table-cell table:style-name="Table4.B1.1.1" office:value-type="string">
                <text:p text:style-name="P10"><text:bookmark-start text:name="Text150"/><text:text-input text:description="Text150">     </text:text-input><text:bookmark-end text:name="Text150"/></text:p>
              </table:table-cell>
            </table:table-row>
            <table:table-row table:style-name="Table4.2">
              <table:table-cell table:style-name="Table4.A1" office:value-type="string">
                <text:p text:style-name="P37"><text:span text:style-name="T14"><text:text-input text:description="">     </text:text-input></text:span><text:span text:style-name="T14">%</text:span><text:span text:style-name="T15"> </text:span><text:span text:style-name="T16"><text:drop-down text:name=""><text:label text:current-selected="true" text:value="                                                  "/><text:label text:value="Universitetsstipend"/><text:label text:value="FR stipend"/><text:label text:value="stipend fra EU"/><text:label text:value="Finansiering via Kvoteprogrammet"/><text:label text:value="Stipend fra andre internasjonale program (inkl. N)"/><text:label text:value="Stipend fra offentlig forvaltningsorgan"/><text:label text:value="Stipend fra ekstern organisasjon (ikke FR)"/><text:label text:value="Stipend fra arbeidsgiver (ikke UiO/NFR)"/><text:label text:value="Stipend fra bedrift (som er ikke arbeidsgiver)"/><text:label text:value="Lønn i engasjementsstilling (ikke stipendiat)"/><text:label text:value="Lønn i fast stilling"/><text:label text:value="Egenfinansiering"/><text:label text:value="Annet, spesifisere"/>                                                  </text:drop-down></text:span></text:p>
              </table:table-cell>
              <table:table-cell table:style-name="Table4.A1" office:value-type="string">
                <text:p text:style-name="P10"><text:bookmark-start text:name="Text148"/><text:text-input text:description="Text148">     </text:text-input><text:bookmark-end text:name="Text148"/></text:p>
              </table:table-cell>
              <table:table-cell table:style-name="Table4.B1.1.1" office:value-type="string">
                <text:p text:style-name="P10"><text:bookmark-start text:name="Text151"/><text:text-input text:description="Text151">     </text:text-input><text:bookmark-end text:name="Text151"/></text:p>
              </table:table-cell>
            </table:table-row>
          </table:table>
          <text:p text:style-name="P49"/>
          <text:p text:style-name="P49"/>
          <text:p text:style-name="P48"><text:soft-page-break/><text:span text:style-name="T1">Pliktarbeid </text:span><text:span text:style-name="Char"><text:span text:style-name="T1">(velg fra rullgardinmenyen)</text:span></text:span><text:span text:style-name="T1">: </text:span></text:p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office:value-type="string">
                <text:p text:style-name="P14">Type pliktarbeid</text:p>
              </table:table-cell>
              <table:table-cell table:style-name="Table5.A1" office:value-type="string">
                <text:p text:style-name="P14"><text:s/>Total prosentandel <text:line-break/>av arbeidstid</text:p>
              </table:table-cell>
              <table:table-cell table:style-name="Table5.C1" office:value-type="string">
                <text:p text:style-name="P2"><text:span text:style-name="T7">Eventuelt pliktarbeidet utføres </text:span><text:span text:style-name="T7"><text:line-break/>ved (arbeidssted):</text:span></text:p>
              </table:table-cell>
            </table:table-row>
            <table:table-row table:style-name="Table5.2">
              <table:table-cell table:style-name="Table5.A1" office:value-type="string">
                <text:p text:style-name="P2"><text:span text:style-name="T13"><text:drop-down text:name=""><text:label text:value="                            "/><text:label text:current-selected="true" text:value="Undervisning"/><text:label text:value="Forskningsbistand"/><text:label text:value="Rådgivning/veilednig"/><text:label text:value="Laboratoriearbeid"/><text:label text:value="Arbeid med samlinger"/><text:label text:value="Administrasjon"/><text:label text:value="Annet, spesifiser"/>Undervisning</text:drop-down></text:span><text:span text:style-name="T14"> </text:span><text:span text:style-name="T14"><text:text-input text:description="">     </text:text-input></text:span></text:p>
                <text:p text:style-name="P65"><text:span text:style-name="T13"><text:drop-down text:name=""><text:label text:current-selected="true" text:value="                            "/><text:label text:value="Undervisning"/><text:label text:value="Forskningsbistand"/><text:label text:value="Rådgivning/veilednig"/><text:label text:value="Laboratoriearbeid"/><text:label text:value="Arbeid med samlinger"/><text:label text:value="Administrasjon"/><text:label text:value="Annet, spesifiser"/>                            </text:drop-down></text:span><text:span text:style-name="T14"> </text:span><text:span text:style-name="T14"><text:text-input text:description="">     </text:text-input></text:span></text:p>
                <text:p text:style-name="P65"><text:span text:style-name="T13"><text:drop-down text:name=""><text:label text:current-selected="true" text:value="                            "/><text:label text:value="Undervisning"/><text:label text:value="Forskningsbistand"/><text:label text:value="Rådgivning/veilednig"/><text:label text:value="Laboratoriearbeid"/><text:label text:value="Arbeid med samlinger"/><text:label text:value="Administrasjon"/><text:label text:value="Annet, spesifiser"/>                            </text:drop-down></text:span><text:span text:style-name="T14"> </text:span><text:span text:style-name="T14"><text:text-input text:description="">     </text:text-input></text:span></text:p>
              </table:table-cell>
              <table:table-cell table:style-name="Table5.A1" office:value-type="string">
                <text:p text:style-name="P14"><text:text-input text:description="">25</text:text-input></text:p>
              </table:table-cell>
              <table:table-cell table:style-name="Table5.C1" office:value-type="string">
                <text:p text:style-name="P14"><text:text-input text:description="">Inst for informatikk</text:text-input></text:p>
                <text:p text:style-name="P13"><text:text-input text:description="">     </text:text-input></text:p>
                <text:p text:style-name="P13"><text:text-input text:description="">     </text:text-input></text:p>
              </table:table-cell>
            </table:table-row>
          </table:table>
          <text:p text:style-name="P4"/>
          <text:p text:style-name="P25">Faglig bakgrunn:</text:p>
          <text:p text:style-name="P11">Akademisk grad som danner bakgrunn for opptak:</text:p>
          <table:table table:name="Table6" table:style-name="Table6">
            <table:table-column table:style-name="Table6.A"/>
            <table:table-column table:style-name="Table6.B"/>
            <table:table-row table:style-name="Table6.1">
              <table:table-cell table:style-name="Table6.A1" office:value-type="string">
                <text:p text:style-name="P52">Gradens navn: </text:p>
              </table:table-cell>
              <table:table-cell table:style-name="Table6.B1" office:value-type="string">
                <text:p text:style-name="P6"><text:bookmark-start text:name="Text18"/><text:text-input text:description="Text18">Cand. Scient.</text:text-input><text:bookmark-end text:name="Text18"/></text:p>
              </table:table-cell>
            </table:table-row>
            <table:table-row table:style-name="Table6.2">
              <table:table-cell table:style-name="Table6.A1" office:value-type="string">
                <text:p text:style-name="P10">Studieretning: </text:p>
              </table:table-cell>
              <table:table-cell table:style-name="Table6.B1" office:value-type="string">
                <text:p text:style-name="P6"><text:text-input text:description="">Astronomi</text:text-input></text:p>
              </table:table-cell>
            </table:table-row>
            <table:table-row table:style-name="Table6.3">
              <table:table-cell table:style-name="Table6.A1" office:value-type="string">
                <text:p text:style-name="P10">Lærested: </text:p>
              </table:table-cell>
              <table:table-cell table:style-name="Table6.B1" office:value-type="string">
                <text:p text:style-name="P10"><text:bookmark-start text:name="Text21"/><text:text-input text:description="Text21">UiO</text:text-input><text:bookmark-end text:name="Text21"/></text:p>
              </table:table-cell>
            </table:table-row>
            <table:table-row table:style-name="Table6.4">
              <table:table-cell table:style-name="Table6.A1" office:value-type="string">
                <text:p text:style-name="P10">Eksamenssemester og -år: </text:p>
              </table:table-cell>
              <table:table-cell table:style-name="Table6.B1" office:value-type="string">
                <text:p text:style-name="P10"><text:bookmark-start text:name="Text22"/><text:text-input text:description="Text22">Vår 2002</text:text-input><text:bookmark-end text:name="Text22"/></text:p>
              </table:table-cell>
            </table:table-row>
            <table:table-row table:style-name="Table6.5">
              <table:table-cell table:style-name="Table6.A1" office:value-type="string">
                <text:p text:style-name="P10">Tittel på hoved/masteroppgave el.l.: </text:p>
              </table:table-cell>
              <table:table-cell table:style-name="Table6.B1" office:value-type="string">
                <text:p text:style-name="P10"><text:bookmark-start text:name="Text23"/><text:text-input text:description="Text23">Gravitational Microlensing of Quasar Clouds</text:text-input><text:bookmark-end text:name="Text23"/></text:p>
              </table:table-cell>
            </table:table-row>
          </table:table>
          <text:p text:style-name="P33"/>
          <text:p text:style-name="P33"><text:span text:style-name="T7">Utdanning etter videregå</text:span><text:span text:style-name="T7">ende skole, vitnemål vedlegges:</text:span></text:p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office:value-type="string">
                <text:p text:style-name="P55">Type utdanning</text:p>
              </table:table-cell>
              <table:table-cell table:style-name="Table7.A1" office:value-type="string">
                <text:p text:style-name="P55">Lærested</text:p>
              </table:table-cell>
              <table:table-cell table:style-name="Table7.C1" office:value-type="string">
                <text:p text:style-name="P55">Eksamenssemester/år</text:p>
              </table:table-cell>
            </table:table-row>
            <table:table-row table:style-name="Table7.2">
              <table:table-cell table:style-name="Table7.A1" office:value-type="string">
                <text:p text:style-name="P10"><text:bookmark-start text:name="Text43"/><text:text-input text:description="Text43">Cand. Mag.</text:text-input><text:bookmark-end text:name="Text43"/></text:p>
              </table:table-cell>
              <table:table-cell table:style-name="Table7.A1" office:value-type="string">
                <text:p text:style-name="P10"><text:bookmark-start text:name="Text47"/><text:text-input text:description="Text47">UiO</text:text-input><text:bookmark-end text:name="Text47"/></text:p>
              </table:table-cell>
              <table:table-cell table:style-name="Table7.C1" office:value-type="string">
                <text:p text:style-name="P10"><text:bookmark-start text:name="Text51"/><text:text-input text:description="Text51">     </text:text-input><text:bookmark-end text:name="Text51"/></text:p>
              </table:table-cell>
            </table:table-row>
            <table:table-row table:style-name="Table7.2">
              <table:table-cell table:style-name="Table7.A1" office:value-type="string">
                <text:p text:style-name="P10"><text:bookmark-start text:name="Text44"/><text:text-input text:description="Text44">Cand. Scient.</text:text-input><text:bookmark-end text:name="Text44"/></text:p>
              </table:table-cell>
              <table:table-cell table:style-name="Table7.A1" office:value-type="string">
                <text:p text:style-name="P10"><text:bookmark-start text:name="Text48"/><text:text-input text:description="Text48">UiO</text:text-input><text:bookmark-end text:name="Text48"/></text:p>
              </table:table-cell>
              <table:table-cell table:style-name="Table7.C1" office:value-type="string">
                <text:p text:style-name="P10"><text:bookmark-start text:name="Text52"/><text:text-input text:description="Text52">V2002</text:text-input><text:bookmark-end text:name="Text52"/></text:p>
              </table:table-cell>
            </table:table-row>
            <table:table-row table:style-name="Table7.2">
              <table:table-cell table:style-name="Table7.A1" office:value-type="string">
                <text:p text:style-name="P10"><text:bookmark-start text:name="Text45"/><text:text-input text:description="Text45">     </text:text-input><text:bookmark-end text:name="Text45"/></text:p>
              </table:table-cell>
              <table:table-cell table:style-name="Table7.A1" office:value-type="string">
                <text:p text:style-name="P10"><text:bookmark-start text:name="Text49"/><text:text-input text:description="Text49">     </text:text-input><text:bookmark-end text:name="Text49"/></text:p>
              </table:table-cell>
              <table:table-cell table:style-name="Table7.C1" office:value-type="string">
                <text:p text:style-name="P10"><text:bookmark-start text:name="Text53"/><text:text-input text:description="Text53">     </text:text-input><text:bookmark-end text:name="Text53"/></text:p>
              </table:table-cell>
            </table:table-row>
          </table:table>
          <text:p text:style-name="P25"/>
          <text:p text:style-name="P25">Planer for ph.d.-graden:</text:p>
          <text:p text:style-name="P25">Avhandlingen:</text:p>
          <table:table table:name="Table8" table:style-name="Table8">
            <table:table-column table:style-name="Table8.A"/>
            <table:table-row table:style-name="Table8.1">
              <table:table-cell table:style-name="Table8.A1" office:value-type="string">
                <text:p text:style-name="P12">Avhandlingens arbeidstittel:</text:p>
                <text:p text:style-name="P11"><text:bookmark-start text:name="Text24"/><text:text-input text:description="Text24">Statistical Methods for Federated SPARQL Query Optimization</text:text-input><text:bookmark-end text:name="Text24"/></text:p>
              </table:table-cell>
            </table:table-row>
            <table:table-row table:style-name="Table8.2">
              <table:table-cell table:style-name="Table8.A1" office:value-type="string">
                <text:p text:style-name="P37"><text:span text:style-name="T7">Vil avhandlingen være en direkte videreføring av hoved-/masteroppgaven? <text:s/></text:span><text:bookmark-start text:name="Check1"/><text:span text:style-name="T7"><draw:control text:anchor-type="as-char" draw:z-index="0" draw:style-name="gr1" draw:text-style-name="P68" svg:width="0.1252in" svg:height="0.1252in" draw:control="control1"/></text:span><text:bookmark-end text:name="Check1"/><text:span text:style-name="T7"> Ja </text:span><text:bookmark-start text:name="Check2"/><text:span text:style-name="T7"><draw:control text:anchor-type="as-char" draw:z-index="1" draw:style-name="gr1" draw:text-style-name="P68" svg:width="0.1252in" svg:height="0.1252in" draw:control="control2"/></text:span><text:bookmark-end text:name="Check2"/><text:span text:style-name="T7"> Nei</text:span></text:p>
              </table:table-cell>
            </table:table-row>
            <table:table-row table:style-name="Table8.1">
              <table:table-cell table:style-name="Table8.A3" office:value-type="string">
                <text:p text:style-name="P12">Hvis ja, utdyp svaret:</text:p>
                <text:p text:style-name="P11"><text:bookmark-start text:name="Text25"/><text:text-input text:description="Text25">     </text:text-input><text:bookmark-end text:name="Text25"/></text:p>
              </table:table-cell>
            </table:table-row>
            <table:table-row table:style-name="Table8.1">
              <table:table-cell table:style-name="Table8.A3" office:value-type="string">
                <text:p text:style-name="P12">Område for vitenskapelig spesialisering (fagfelt/forskningsgruppe):</text:p>
                <text:p text:style-name="P11"><text:bookmark-start text:name="Text26"/><text:text-input text:description="Text26">Logikk</text:text-input><text:bookmark-end text:name="Text26"/></text:p>
              </table:table-cell>
            </table:table-row>
          </table:table>
          <text:p text:style-name="P29"/>
          <text:p text:style-name="P29"/>
          <text:p text:style-name="P29"/>
          <text:p text:style-name="P29"/>
          <text:p text:style-name="P29"/>
          <text:p text:style-name="P29">Veiledning:</text:p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column table:style-name="Table9.D"/>
            <table:table-column table:style-name="Table9.E"/>
            <table:table-column table:style-name="Table9.F"/>
            <table:table-column table:style-name="Table9.G"/>
            <text:soft-page-break/>
            <table:table-row table:style-name="Table9.1">
              <table:table-cell table:style-name="Table9.A1" table:number-columns-spanned="7" office:value-type="string">
                <text:p text:style-name="P30">Hovedveileder 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9.2">
              <table:table-cell table:style-name="Table9.A2" table:number-columns-spanned="2" office:value-type="string">
                <text:p text:style-name="P10">Etternavn:</text:p>
                <text:p text:style-name="P9"><text:text-input text:description="">Waaler</text:text-input></text:p>
              </table:table-cell>
              <table:covered-table-cell/>
              <table:table-cell table:style-name="Table9.A2" table:number-columns-spanned="3" office:value-type="string">
                <text:p text:style-name="P10">Fornavn og mellomnavn:</text:p>
                <text:p text:style-name="P9"><text:text-input text:description="Text1">Arild</text:text-input></text:p>
              </table:table-cell>
              <table:covered-table-cell/>
              <table:covered-table-cell/>
              <table:table-cell table:style-name="Table9.F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9.3">
              <table:table-cell table:style-name="Table9.A2" table:number-columns-spanned="3" office:value-type="string">
                <text:p text:style-name="P10">Stillingstittel:</text:p>
                <text:p text:style-name="P9"><text:text-input text:description="Text10">Professor</text:text-input></text:p>
              </table:table-cell>
              <table:covered-table-cell/>
              <table:covered-table-cell/>
              <table:table-cell table:style-name="Table9.A2" table:number-columns-spanned="2" office:value-type="string">
                <text:p text:style-name="P6">Grad/Tittel:</text:p>
                <text:p text:style-name="P3"><text:text-input text:description="Text10">     </text:text-input></text:p>
              </table:table-cell>
              <table:covered-table-cell/>
              <table:table-cell table:style-name="Table9.F2" table:number-columns-spanned="2" office:value-type="string">
                <text:p text:style-name="P10">Kjønn:</text:p>
                <text:p text:style-name="P9"><text:text-input text:description="Text4">Mann</text:text-input></text:p>
              </table:table-cell>
              <table:covered-table-cell/>
            </table:table-row>
            <table:table-row table:style-name="Table9.4">
              <table:table-cell table:style-name="Table9.A2" table:number-columns-spanned="4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covered-table-cell/>
              <table:table-cell table:style-name="Table9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9.F2" office:value-type="string">
                <text:p text:style-name="P10">Land: </text:p>
                <text:p text:style-name="P9"><text:text-input text:description="Text7">     </text:text-input></text:p>
              </table:table-cell>
            </table:table-row>
            <table:table-row table:style-name="Table9.5">
              <table:table-cell table:style-name="Table9.A2" office:value-type="string">
                <text:p text:style-name="P10">Telefonnr:</text:p>
                <text:p text:style-name="P9"><text:text-input text:description="Text8">     </text:text-input></text:p>
              </table:table-cell>
              <table:table-cell table:style-name="Table9.F2" table:number-columns-spanned="6" office:value-type="string">
                <text:p text:style-name="P10">E-postadresse:</text:p>
                <text:p text:style-name="P9"><text:text-input text:description="Text10">     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22"/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column table:style-name="Table10.D"/>
            <table:table-column table:style-name="Table10.E"/>
            <table:table-column table:style-name="Table10.F"/>
            <table:table-row table:style-name="Table10.1">
              <table:table-cell table:style-name="Table10.A1" table:number-columns-spanned="6" office:value-type="string">
                <text:p text:style-name="P30">Medveileder 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0.2">
              <table:table-cell table:style-name="Table10.A2" office:value-type="string">
                <text:p text:style-name="P10">Etternavn:</text:p>
                <text:p text:style-name="P9"><text:text-input text:description="">Giese</text:text-input></text:p>
              </table:table-cell>
              <table:table-cell table:style-name="Table10.A2" table:number-columns-spanned="3" office:value-type="string">
                <text:p text:style-name="P10">Fornavn og mellomnavn:</text:p>
                <text:p text:style-name="P9"><text:text-input text:description="Text1">Martin</text:text-input></text:p>
              </table:table-cell>
              <table:covered-table-cell/>
              <table:covered-table-cell/>
              <table:table-cell table:style-name="Table10.E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10.3">
              <table:table-cell table:style-name="Table10.A2" table:number-columns-spanned="2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0.A2" table:number-columns-spanned="2" office:value-type="string">
                <text:p text:style-name="P10">Grad/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0.E2" table:number-columns-spanned="2" office:value-type="string">
                <text:p text:style-name="P10">Kjønn:</text:p>
                <text:p text:style-name="P9"><text:text-input text:description="Text4">Mann</text:text-input></text:p>
              </table:table-cell>
              <table:covered-table-cell/>
            </table:table-row>
            <table:table-row table:style-name="Table10.4">
              <table:table-cell table:style-name="Table10.A2" table:number-columns-spanned="3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table-cell table:style-name="Table10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10.E2" office:value-type="string">
                <text:p text:style-name="P10">Land:</text:p>
                <text:p text:style-name="P9"><text:text-input text:description="Text7">     </text:text-input></text:p>
              </table:table-cell>
            </table:table-row>
            <table:table-row table:style-name="Table10.5">
              <table:table-cell table:style-name="Table10.A2" table:number-columns-spanned="3" office:value-type="string">
                <text:p text:style-name="P37"><text:span text:style-name="T7">Telefonnr: </text:span><text:span text:style-name="T7"><text:text-input text:description="Text8">     </text:text-input></text:span></text:p>
              </table:table-cell>
              <table:covered-table-cell/>
              <table:covered-table-cell/>
              <table:table-cell table:style-name="Table10.E2" table:number-columns-spanned="3" office:value-type="string">
                <text:p text:style-name="P37"><text:span text:style-name="T7">E-postadresse: </text:span><text:span text:style-name="T7"><text:text-input text:description="Text10">     </text:text-input></text:span></text:p>
              </table:table-cell>
              <table:covered-table-cell/>
              <table:covered-table-cell/>
            </table:table-row>
          </table:table>
          <text:p text:style-name="P22"/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column table:style-name="Table11.D"/>
            <table:table-column table:style-name="Table11.E"/>
            <table:table-column table:style-name="Table11.F"/>
            <table:table-row table:style-name="Table11.1">
              <table:table-cell table:style-name="Table11.A1" table:number-columns-spanned="6" office:value-type="string">
                <text:p text:style-name="P30">Medveileder 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1.2">
              <table:table-cell table:style-name="Table11.A2" office:value-type="string">
                <text:p text:style-name="P10">Etternavn:</text:p>
                <text:p text:style-name="P9"><text:text-input text:description="Text160">     </text:text-input></text:p>
              </table:table-cell>
              <table:table-cell table:style-name="Table11.A2" table:number-columns-spanned="3" office:value-type="string">
                <text:p text:style-name="P10">Fornavn og mellomnavn:</text:p>
                <text:p text:style-name="P9"><text:text-input text:description="Text1">     </text:text-input></text:p>
              </table:table-cell>
              <table:covered-table-cell/>
              <table:covered-table-cell/>
              <table:table-cell table:style-name="Table11.E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11.3">
              <table:table-cell table:style-name="Table11.A2" table:number-columns-spanned="2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1.A2" table:number-columns-spanned="2" office:value-type="string">
                <text:p text:style-name="P10">Grad/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1.E2" table:number-columns-spanned="2" office:value-type="string">
                <text:p text:style-name="P10">Kjønn:</text:p>
                <text:p text:style-name="P9"><text:text-input text:description="Text4">     </text:text-input></text:p>
              </table:table-cell>
              <table:covered-table-cell/>
            </table:table-row>
            <table:table-row table:style-name="Table11.4">
              <table:table-cell table:style-name="Table11.A2" table:number-columns-spanned="3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table-cell table:style-name="Table11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11.E2" office:value-type="string">
                <text:p text:style-name="P10">Land:</text:p>
                <text:p text:style-name="P9"><text:text-input text:description="Text7">     </text:text-input></text:p>
              </table:table-cell>
            </table:table-row>
            <table:table-row table:style-name="Table11.5">
              <table:table-cell table:style-name="Table11.A2" table:number-columns-spanned="3" office:value-type="string">
                <text:p text:style-name="P37"><text:span text:style-name="T7">Telefonnr: </text:span><text:span text:style-name="T7"><text:text-input text:description="Text8">     </text:text-input></text:span></text:p>
              </table:table-cell>
              <table:covered-table-cell/>
              <table:covered-table-cell/>
              <table:table-cell table:style-name="Table11.E2" table:number-columns-spanned="3" office:value-type="string">
                <text:p text:style-name="P37"><text:span text:style-name="T7">E-postadresse: </text:span><text:span text:style-name="T7"><text:text-input text:description="Text10">     </text:text-input></text:span></text:p>
              </table:table-cell>
              <table:covered-table-cell/>
              <table:covered-table-cell/>
            </table:table-row>
          </table:table>
          <text:p text:style-name="P29"/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column table:style-name="Table12.D"/>
            <table:table-column table:style-name="Table12.E"/>
            <table:table-column table:style-name="Table12.F"/>
            <table:table-row table:style-name="Table12.1">
              <table:table-cell table:style-name="Table12.A1" table:number-columns-spanned="6" office:value-type="string">
                <text:p text:style-name="P30">Medveileder 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2.2">
              <table:table-cell table:style-name="Table12.A2" office:value-type="string">
                <text:p text:style-name="P10">Etternavn:</text:p>
                <text:p text:style-name="P9"><text:text-input text:description="Text160">     </text:text-input></text:p>
              </table:table-cell>
              <table:table-cell table:style-name="Table12.A2" table:number-columns-spanned="3" office:value-type="string">
                <text:p text:style-name="P10">Fornavn og mellomnavn:</text:p>
                <text:p text:style-name="P9"><text:text-input text:description="Text1">     </text:text-input></text:p>
              </table:table-cell>
              <table:covered-table-cell/>
              <table:covered-table-cell/>
              <table:table-cell table:style-name="Table12.E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12.3">
              <table:table-cell table:style-name="Table12.A2" table:number-columns-spanned="2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2.A2" table:number-columns-spanned="2" office:value-type="string">
                <text:p text:style-name="P10">Grad/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2.E2" table:number-columns-spanned="2" office:value-type="string">
                <text:p text:style-name="P10">Kjønn:</text:p>
                <text:p text:style-name="P9"><text:text-input text:description="Text4">     </text:text-input></text:p>
              </table:table-cell>
              <table:covered-table-cell/>
            </table:table-row>
            <table:table-row table:style-name="Table12.4">
              <table:table-cell table:style-name="Table12.A2" table:number-columns-spanned="3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table-cell table:style-name="Table12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12.E2" office:value-type="string">
                <text:p text:style-name="P10">Land:</text:p>
                <text:p text:style-name="P9"><text:text-input text:description="Text7">     </text:text-input></text:p>
              </table:table-cell>
            </table:table-row>
            <table:table-row table:style-name="Table12.5">
              <table:table-cell table:style-name="Table12.A2" table:number-columns-spanned="3" office:value-type="string">
                <text:p text:style-name="P37"><text:span text:style-name="T7">Telefonnr: </text:span><text:span text:style-name="T7"><text:text-input text:description="Text8">     </text:text-input></text:span></text:p>
              </table:table-cell>
              <table:covered-table-cell/>
              <table:covered-table-cell/>
              <table:table-cell table:style-name="Table12.E2" table:number-columns-spanned="3" office:value-type="string">
                <text:p text:style-name="P37"><text:span text:style-name="T7">E-postadresse: </text:span><text:span text:style-name="T7"><text:text-input text:description="Text10">     </text:text-input></text:span></text:p>
              </table:table-cell>
              <table:covered-table-cell/>
              <table:covered-table-cell/>
            </table:table-row>
          </table:table>
          <text:p text:style-name="P50"/>
          <text:p text:style-name="P50"/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column table:style-name="Table17.D"/>
            <table:table-column table:style-name="Table17.E"/>
            <table:table-column table:style-name="Table17.F"/>
            <table:table-row table:style-name="Table17.1">
              <table:table-cell table:style-name="Table17.A1" table:number-columns-spanned="6" office:value-type="string">
                <text:p text:style-name="P30">Medveileder 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ext:soft-page-break/>
            <table:table-row table:style-name="Table17.2">
              <table:table-cell table:style-name="Table17.A2" office:value-type="string">
                <text:p text:style-name="P10">Etternavn:</text:p>
                <text:p text:style-name="P9"><text:text-input text:description="Text160">     </text:text-input></text:p>
              </table:table-cell>
              <table:table-cell table:style-name="Table17.A2" table:number-columns-spanned="3" office:value-type="string">
                <text:p text:style-name="P10">Fornavn og mellomnavn:</text:p>
                <text:p text:style-name="P9"><text:text-input text:description="Text1">     </text:text-input></text:p>
              </table:table-cell>
              <table:covered-table-cell/>
              <table:covered-table-cell/>
              <table:table-cell table:style-name="Table17.E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17.3">
              <table:table-cell table:style-name="Table17.A2" table:number-columns-spanned="2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7.A2" table:number-columns-spanned="2" office:value-type="string">
                <text:p text:style-name="P10">Grad/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7.E2" table:number-columns-spanned="2" office:value-type="string">
                <text:p text:style-name="P10">Kjønn:</text:p>
                <text:p text:style-name="P9"><text:text-input text:description="Text4">     </text:text-input></text:p>
              </table:table-cell>
              <table:covered-table-cell/>
            </table:table-row>
            <table:table-row table:style-name="Table17.4">
              <table:table-cell table:style-name="Table17.A2" table:number-columns-spanned="3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table-cell table:style-name="Table17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17.E2" office:value-type="string">
                <text:p text:style-name="P10">Land:</text:p>
                <text:p text:style-name="P9"><text:text-input text:description="Text7">     </text:text-input></text:p>
              </table:table-cell>
            </table:table-row>
            <table:table-row table:style-name="Table17.5">
              <table:table-cell table:style-name="Table17.A2" table:number-columns-spanned="3" office:value-type="string">
                <text:p text:style-name="P37"><text:span text:style-name="T7">Telefonnr: </text:span><text:span text:style-name="T7"><text:text-input text:description="Text8">     </text:text-input></text:span></text:p>
              </table:table-cell>
              <table:covered-table-cell/>
              <table:covered-table-cell/>
              <table:table-cell table:style-name="Table17.E2" table:number-columns-spanned="3" office:value-type="string">
                <text:p text:style-name="P37"><text:span text:style-name="T7">E-postadresse: </text:span><text:span text:style-name="T7"><text:text-input text:description="Text10">     </text:text-input></text:span></text:p>
              </table:table-cell>
              <table:covered-table-cell/>
              <table:covered-table-cell/>
            </table:table-row>
          </table:table>
          <text:p text:style-name="P51"/>
          <text:p text:style-name="P51">Teoretisk opplæringsdel:</text:p>
          <text:p text:style-name="P60"><text:span text:style-name="Char_20_Char"><text:span text:style-name="T17">Opplæringsdelen skal normalt være på 30 studiepoeng, </text:span></text:span><text:span text:style-name="Char_20_Char"><text:span text:style-name="T17">dog ikke mer enn 40 studiepoeng, hvorav minst 20 studiepoeng skal avlegges etter opptak. Opplæringsdelen skal normalt bestå av minst 20 studiepoeng i realfag og minst 5 studiepoeng innen et emne i forskningsetikk, vitenskapsteori og vitenskapsmetode.</text:span></text:span><text:span text:style-name="T1"> Inntil 10 studiepoeng kan tas som nasjonale eller internasjonale forskerkurs eller spesialpensa i form av litteratur eller metodiske studier som er relevant for forskningsoppgaven.</text:span><text:span text:style-name="Char_20_Char"><text:span text:style-name="T17"> Elementer som skal inngå i opplæringsdelen kan ikke være eldre enn 2 år ved opptaksdato.</text:span></text:span></text:p>
          <text:p text:style-name="P56"/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column table:style-name="Table13.D"/>
            <table:table-column table:style-name="Table13.E"/>
            <table:table-row table:style-name="Table13.1">
              <table:table-cell table:style-name="Table13.A1" office:value-type="string">
                <text:p text:style-name="P58">Emnekode </text:p>
              </table:table-cell>
              <table:table-cell table:style-name="Table13.A1" office:value-type="string">
                <text:p text:style-name="P58">Emne navn</text:p>
              </table:table-cell>
              <table:table-cell table:style-name="Table13.A1" office:value-type="string">
                <text:p text:style-name="P64">Gis hvor</text:p>
              </table:table-cell>
              <table:table-cell table:style-name="Table13.A1" office:value-type="string">
                <text:p text:style-name="P58">Planlagt eksamens-semester og år</text:p>
              </table:table-cell>
              <table:table-cell table:style-name="Table13.E1" office:value-type="string">
                <text:p text:style-name="P58">Antall</text:p>
                <text:p text:style-name="P57">studie-poeng</text:p>
              </table:table-cell>
            </table:table-row>
            <table:table-row table:style-name="Table13.2">
              <table:table-cell table:style-name="Table13.A1" office:value-type="string">
                <text:p text:style-name="P7">MNSES9100</text:p>
              </table:table-cell>
              <table:table-cell table:style-name="Table13.A1" office:value-type="string">
                <text:p text:style-name="P7">Science, Ethics and Society</text:p>
              </table:table-cell>
              <table:table-cell table:style-name="Table13.A1" office:value-type="string">
                <text:p text:style-name="P7">UiO</text:p>
              </table:table-cell>
              <table:table-cell table:style-name="Table13.A1" office:value-type="string">
                <text:p text:style-name="P7"><text:bookmark-start text:name="Text90"/><text:text-input text:description="Text90">H2013</text:text-input><text:bookmark-end text:name="Text90"/></text:p>
              </table:table-cell>
              <table:table-cell table:style-name="Table13.E1" office:value-type="string">
                <text:p text:style-name="P7">5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3"/><text:text-input text:description="Text73">INF9970</text:text-input><text:bookmark-end text:name="Text73"/></text:p>
              </table:table-cell>
              <table:table-cell table:style-name="Table13.A1" office:value-type="string">
                <text:p text:style-name="P7"><text:text-input text:description="Text72">Research Methods in Computer Science</text:text-input></text:p>
              </table:table-cell>
              <table:table-cell table:style-name="Table13.A1" office:value-type="string">
                <text:p text:style-name="P7"><text:bookmark-start text:name="Text82"/><text:text-input text:description="Text82">UiO</text:text-input><text:bookmark-end text:name="Text82"/></text:p>
              </table:table-cell>
              <table:table-cell table:style-name="Table13.A1" office:value-type="string">
                <text:p text:style-name="P7"><text:bookmark-start text:name="Text91"/><text:text-input text:description="Text91">V2012</text:text-input><text:bookmark-end text:name="Text91"/></text:p>
              </table:table-cell>
              <table:table-cell table:style-name="Table13.E1" office:value-type="string">
                <text:p text:style-name="P7"><text:bookmark-start text:name="Text100"/><text:text-input text:description="Text100">5</text:text-input><text:bookmark-end text:name="Text100"/>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4"/><text:text-input text:description="Text74">INF5100</text:text-input><text:bookmark-end text:name="Text74"/></text:p>
              </table:table-cell>
              <table:table-cell table:style-name="Table13.A1" office:value-type="string">
                <text:p text:style-name="P7"><text:text-input text:description="Text72">Advanced Database Systems</text:text-input></text:p>
              </table:table-cell>
              <table:table-cell table:style-name="Table13.A1" office:value-type="string">
                <text:p text:style-name="P7"><text:bookmark-start text:name="Text83"/><text:text-input text:description="Text83">UiO</text:text-input><text:bookmark-end text:name="Text83"/></text:p>
              </table:table-cell>
              <table:table-cell table:style-name="Table13.A1" office:value-type="string">
                <text:p text:style-name="P7"><text:bookmark-start text:name="Text92"/><text:text-input text:description="Text92">H2012</text:text-input><text:bookmark-end text:name="Text92"/></text:p>
              </table:table-cell>
              <table:table-cell table:style-name="Table13.E1" office:value-type="string">
                <text:p text:style-name="P7"><text:bookmark-start text:name="Text101"/><text:text-input text:description="Text101">10</text:text-input><text:bookmark-end text:name="Text101"/>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5"/><text:text-input text:description="Text75">INF5090</text:text-input><text:bookmark-end text:name="Text75"/></text:p>
              </table:table-cell>
              <table:table-cell table:style-name="Table13.A1" office:value-type="string">
                <text:p text:style-name="P7"><text:text-input text:description="Text72">Advanced Topics in Distributed Systems</text:text-input></text:p>
              </table:table-cell>
              <table:table-cell table:style-name="Table13.A1" office:value-type="string">
                <text:p text:style-name="P7"><text:bookmark-start text:name="Text84"/><text:text-input text:description="Text84">UiO</text:text-input><text:bookmark-end text:name="Text84"/></text:p>
              </table:table-cell>
              <table:table-cell table:style-name="Table13.A1" office:value-type="string">
                <text:p text:style-name="P7"><text:bookmark-start text:name="Text93"/><text:text-input text:description="Text93">V2013</text:text-input><text:bookmark-end text:name="Text93"/></text:p>
              </table:table-cell>
              <table:table-cell table:style-name="Table13.E1" office:value-type="string">
                <text:p text:style-name="P7"><text:text-input text:description="Text101">10</text:text-input></text:p>
              </table:table-cell>
            </table:table-row>
            <table:table-row table:style-name="Table13.2">
              <table:table-cell table:style-name="Table13.A1" office:value-type="string">
                <text:p text:style-name="P7"><text:text-input text:description="Text75">     </text:text-input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text-input text:description="Text84">     </text:text-input></text:p>
              </table:table-cell>
              <table:table-cell table:style-name="Table13.A1" office:value-type="string">
                <text:p text:style-name="P7"><text:text-input text:description="Text93">     </text:text-input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6"/><text:bookmark text:name="Text103"/><text:text-input text:description="Text76">     </text:text-input><text:bookmark-end text:name="Text76"/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bookmark-start text:name="Text85"/><text:text-input text:description="Text85">     </text:text-input><text:bookmark-end text:name="Text85"/></text:p>
              </table:table-cell>
              <table:table-cell table:style-name="Table13.A1" office:value-type="string">
                <text:p text:style-name="P7"><text:bookmark-start text:name="Text94"/><text:text-input text:description="Text94">     </text:text-input><text:bookmark-end text:name="Text94"/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7"/><text:text-input text:description="Text77">     </text:text-input><text:bookmark-end text:name="Text77"/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bookmark-start text:name="Text86"/><text:text-input text:description="Text86">     </text:text-input><text:bookmark-end text:name="Text86"/></text:p>
              </table:table-cell>
              <table:table-cell table:style-name="Table13.A1" office:value-type="string">
                <text:p text:style-name="P7"><text:bookmark-start text:name="Text95"/><text:text-input text:description="Text95">     </text:text-input><text:bookmark-end text:name="Text95"/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  <table:table-row table:style-name="Table13.2">
              <table:table-cell table:style-name="Table13.A1" office:value-type="string">
                <text:p text:style-name="P7"><text:text-input text:description="Text77">     </text:text-input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text-input text:description="Text86">     </text:text-input></text:p>
              </table:table-cell>
              <table:table-cell table:style-name="Table13.A1" office:value-type="string">
                <text:p text:style-name="P7"><text:text-input text:description="Text95">     </text:text-input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</table:table>
          <text:p text:style-name="P50"/>
          <text:p text:style-name="P50"/>
          <text:p text:style-name="P33"><text:span text:style-name="T5">Skal du</text:span><text:span text:style-name="T5"> være tilknyttet et senter?<text:tab/>JA </text:span><text:span text:style-name="T5"><draw:control text:anchor-type="as-char" draw:z-index="2" draw:style-name="gr1" draw:text-style-name="P68" svg:width="0.1252in" svg:height="0.1252in" draw:control="control3"/></text:span><text:span text:style-name="T5"><text:tab/>NEI </text:span><text:span text:style-name="T5"><draw:control text:anchor-type="as-char" draw:z-index="3" draw:style-name="gr1" draw:text-style-name="P68" svg:width="0.1252in" svg:height="0.1252in" draw:control="control4"/></text:span><text:span text:style-name="T5"> <text:s text:c="3"/></text:span></text:p>
          <text:p text:style-name="P33"><text:soft-page-break/><text:span text:style-name="T7">Hvis ja, oppgi hvilken: </text:span><text:span text:style-name="T9"><text:text-input text:description="Text134">     </text:text-input></text:span></text:p>
          <text:p text:style-name="P27"/>
          <text:p text:style-name="P22"/>
          <text:p text:style-name="P33"><text:span text:style-name="T5">Skal du være tilknyttet en forskerskole?<text:tab/>JA </text:span><text:span text:style-name="T5"><draw:control text:anchor-type="as-char" draw:z-index="4" draw:style-name="gr1" draw:text-style-name="P68" svg:width="0.1252in" svg:height="0.1252in" draw:control="control5"/></text:span><text:span text:style-name="T5"><text:tab/>NEI </text:span><text:span text:style-name="T5"><draw:control text:anchor-type="as-char" draw:z-index="5" draw:style-name="gr1" draw:text-style-name="P68" svg:width="0.1252in" svg:height="0.1252in" draw:control="control6"/></text:span><text:span text:style-name="T5"> <text:s text:c="3"/></text:span></text:p>
          <text:p text:style-name="P33"><text:span text:style-name="T7">Hvis ja, oppgi hvilken: </text:span><text:span text:style-name="T9"><text:text-input text:description="Text134">     </text:text-input></text:span></text:p>
          <text:p text:style-name="P63"><text:span text:style-name="T4">Fremdrifts</text:span><text:span text:style-name="T4">plan for forskningsarbeid:</text:span></text:p>
          <text:p text:style-name="P54">Fremdriftsplanen skal ha etterprøvbare milepæler som for eksempel når de enkelte elementene i laboratorie- eller feltarbeid skal utføres og tidspunkt for bearbeiding av analyser, utenlandsopphold, ferdigstillelse av artikler, etc. Fremdriftsplanen skal brukes i forbindelse med den årlige rapporteringen.</text:p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office:value-type="string">
                <text:p text:style-name="P58">Semester</text:p>
              </table:table-cell>
              <table:table-cell table:style-name="Table14.A1" office:value-type="string">
                <text:p text:style-name="P58">År</text:p>
              </table:table-cell>
              <table:table-cell table:style-name="Table14.C1" office:value-type="string">
                <text:p text:style-name="P58">Gjøremål</text:p>
                <text:p text:style-name="P57">(laboratorie-/feltarbeid, publiseringer, manuskripter, </text:p>
                <text:p text:style-name="P57">prøveforelesning, disputas ol.)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</table:table>
          <text:p text:style-name="P42"><text:span text:style-name="Stil_20_Overskrift_20_1_20__2b__20_Linjeavstand_3a__20__20_Halvannen_20_Tegn"><text:span text:style-name="T1">Uttalelse fra hovedveileder</text:span></text:span><text:span text:style-name="Stil_20_Overskrift_20_1_20__2b__20_Linjeavstand_3a__20__20_Halvannen_20_Tegn"><text:span text:style-name="T1">:</text:span></text:span></text:p>
          <text:p text:style-name="P15"/>
          <table:table table:name="Table15" table:style-name="Table15">
            <table:table-column table:style-name="Table15.A"/>
            <table:table-row table:style-name="Table15.1">
              <table:table-cell table:style-name="Table15.A1" office:value-type="string">
                <text:p text:style-name="P37"><text:span text:style-name="T18">Veileders vurdering av søkerens forutsetninger for å gjennomføre den aktuelle </text:span><text:span text:style-name="T18">forskningsoppgaven:</text:span></text:p>
              </table:table-cell>
            </table:table-row>
            <table:table-row table:style-name="Table15.2">
              <table:table-cell table:style-name="Table15.A2" office:value-type="string">
                <text:p text:style-name="P44"><text:text-input text:description="Text127">     </text:text-input></text:p>
              </table:table-cell>
            </table:table-row>
            <table:table-row table:style-name="Table15.3">
              <table:table-cell table:style-name="Table15.A2" office:value-type="string">
                <text:p text:style-name="P31"><text:span text:style-name="T18">Utgangspunktet for arbeidet</text:span><text:span text:style-name="T18">:</text:span></text:p>
              </table:table-cell>
            </table:table-row>
            <table:table-row table:style-name="Table15.4">
              <table:table-cell table:style-name="Table15.A2" office:value-type="string">
                <text:p text:style-name="P8"><text:text-input text:description="Text127">     </text:text-input></text:p>
              </table:table-cell>
            </table:table-row>
            <table:table-row table:style-name="Table15.5">
              <table:table-cell table:style-name="Table15.A2" office:value-type="string">
                <text:p text:style-name="P31"><text:span text:style-name="T18">Res</text:span><text:span text:style-name="T18">surssituasjonen for prosjektet (reisepenger, utenlandsopphold, laboratorieutgifter o.l.):</text:span></text:p>
              </table:table-cell>
            </table:table-row>
            <table:table-row table:style-name="Table15.6">
              <table:table-cell table:style-name="Table15.A2" office:value-type="string">
                <text:p text:style-name="P8"><text:text-input text:description="Text127">     </text:text-input></text:p>
              </table:table-cell>
            </table:table-row>
            <table:table-row table:style-name="Table15.7">
              <table:table-cell table:style-name="Table15.A1" office:value-type="string">
                <text:p text:style-name="P31"><text:span text:style-name="T18">Eventuelle samarbeidspartnere eller forskernettverk som søker skal knytte seg til</text:span><text:span text:style-name="T18">:</text:span></text:p>
              </table:table-cell>
            </table:table-row>
            <table:table-row table:style-name="Table15.8">
              <table:table-cell table:style-name="Table15.A2" office:value-type="string">
                <text:p text:style-name="P8"><text:text-input text:description="Text127">     </text:text-input></text:p>
              </table:table-cell>
            </table:table-row>
            <table:table-row table:style-name="Table15.9">
              <table:table-cell table:style-name="Table15.A1" office:value-type="string">
                <text:p text:style-name="P31"><text:span text:style-name="T7">D</text:span><text:span text:style-name="T7">ato og signatur, hovedveileder:</text:span></text:p>
              </table:table-cell>
            </table:table-row>
          </table:table>
          <text:p text:style-name="P26"/>
          <text:p text:style-name="P38"><text:soft-page-break/>Følgende skal fylles ut av grunnenheten:</text:p>
          <text:p text:style-name="P36"><text:span text:style-name="T5">Innstiller grunnenheten opptak (må krysses av)?<text:tab/>JA <text:s/></text:span><text:span text:style-name="T7"><draw:control text:anchor-type="as-char" draw:z-index="6" draw:style-name="gr1" draw:text-style-name="P68" svg:width="0.1252in" svg:height="0.1252in" draw:control="control7"/></text:span><text:span text:style-name="T7"> <text:s text:c="3"/></text:span><text:span text:style-name="T5">NEI </text:span><text:span text:style-name="T1"><draw:control text:anchor-type="as-char" draw:z-index="7" draw:style-name="gr1" draw:text-style-name="P68" svg:width="0.1252in" svg:height="0.1252in" draw:control="control8"/></text:span></text:p>
          <text:p text:style-name="P23"/>
          <table:table table:name="Table16" table:style-name="Table16">
            <table:table-column table:style-name="Table16.A"/>
            <table:table-row table:style-name="Table16.1">
              <table:table-cell table:style-name="Table16.A1" office:value-type="string">
                <text:p text:style-name="P37"><text:span text:style-name="T7">Ph.d.-utvalgets begrunnelse for innstillingen</text:span><text:span text:style-name="T7">. Dersom søkeren ikke fyller opptakskravene skal grunnenhetens innstilling begrunnes (må fylles ut):</text:span></text:p>
              </table:table-cell>
            </table:table-row>
            <table:table-row table:style-name="Table16.2">
              <table:table-cell table:style-name="Table16.A2" office:value-type="string">
                <text:p text:style-name="P5"><text:text-input text:description="Text127">     </text:text-input></text:p>
              </table:table-cell>
            </table:table-row>
            <table:table-row table:style-name="Table16.3">
              <table:table-cell table:style-name="Table16.A1" office:value-type="string">
                <text:p text:style-name="P37"><text:span text:style-name="T7">Dato og u</text:span><text:span text:style-name="T7">nderskrift av ph.d.-utvalgsleder:</text:span></text:p>
              </table:table-cell>
            </table:table-row>
          </table:table>
          <text:p text:style-name="P11"/>
          <text:p text:style-name="P11"/>
          <text:p text:style-name="P11"/>
          <text:p text:style-name="P33"><text:span text:style-name="T7">Partene i denne avtalen bekrefter at de har satt seg inn i gjeldende regler for forskerutdanning samt de forskningsetiske prinsip</text:span><text:span text:style-name="T7">per som gjelder for fagområdet.</text:span></text:p>
          <text:p text:style-name="P11"/>
          <text:p text:style-name="P11"/>
          <text:p text:style-name="P17">_______________________________<text:tab/><text:tab/> <text:s text:c="11"/>_______________________________</text:p>
          <text:p text:style-name="P20">dato og signatur, ph.d.-kandidat <text:tab/><text:tab/><text:tab/> <text:s text:c="11"/>dato og signatur, hovedveileder</text:p>
          <text:p text:style-name="P28"/>
          <text:p text:style-name="P16"/>
          <text:p text:style-name="P16"/>
          <text:p text:style-name="P18">________________________________<text:tab/> <text:s/>________________________________</text:p>
          <text:p text:style-name="P21">dato og signatur, medveileder I<text:tab/><text:tab/> <text:s/>dato og signatur, medveileder II</text:p>
          <text:p text:style-name="P16"/>
          <text:p text:style-name="P16"/>
          <text:p text:style-name="P53"/>
          <text:p text:style-name="P18">________________________________<text:tab/> <text:s/>________________________________</text:p>
          <text:p text:style-name="P21">dato og signatur, medveileder III<text:tab/><text:tab/> <text:s/>dato og signatur, medveileder IV</text:p>
          <text:p text:style-name="P53"/>
          <text:p text:style-name="P53"/>
          <text:p text:style-name="P53"/>
          <text:p text:style-name="P53"><text:tab/> <text:tab/></text:p>
          <text:p text:style-name="P32"><text:span text:style-name="T7">________________________________<text:tab/></text:span><text:span text:style-name="T7"> <text:s text:c="3"/>_________________________________</text:span></text:p>
          <text:p text:style-name="P21">dato og signatur, grunnenhet<text:tab/><text:tab/> <text:s text:c="3"/>dato og signatur, MN-fakultetet</text:p>
          <text:p text:style-name="P11"/>
          <text:p text:style-name="P45"/>
          <text:p text:style-name="P43">Følgende må vedlegges søknaden hvis den skal bli behandlet:</text:p>
          <text:p text:style-name="P45"/>
          <text:p text:style-name="P46"><text:span text:style-name="T7">1. Prosjektbeskrivelse som er spesifikk for den aktuelle søkeren og som fyller kravene som er gitt i punkt 5.1.6.2 i </text:span><text:span text:style-name="T11">Utfyllende regler til Forskrift for graden philosophiae doctor (ph.d.) ved Det matematisk-naturvitenskapelige fakultet ved Universitetet i Oslo</text:span><text:span text:style-name="T10">.</text:span><text:span text:style-name="T12"> </text:span><text:span text:style-name="T5">Den skal være underskrevet av søker og alle veiledere.</text:span></text:p>
          <text:p text:style-name="P46"><text:span text:style-name="T7">2. </text:span><text:span text:style-name="T7">Attestert kopi av originalt vitnemål for avlagt hovedfag/mastergradseksamen eller tilsvarende.</text:span></text:p>
          <text:p text:style-name="P46"><text:span text:style-name="T7">3. </text:span><text:span text:style-name="T7">Attestert kopi av original oversikt over teoretisk pensum til cand.scient./mastergrad.</text:span></text:p>
          <text:p text:style-name="P45">4. Attestert kopi av vitnemål for cand. mag./bachelorgrad med original karakterutskrift hvor alle emner fra lavere grad inngår (ev. attestert kopi av original karakterutskrift).</text:p>
          <text:p text:style-name="P45">5. Curriculum vitae (CV).</text:p>
          <text:p text:style-name="P45"/>
          <text:p text:style-name="P24">Følgende skal vedlegges søknaden hvis det er aktuelt (kryss av):</text:p>
          <text:p text:style-name="P46"><text:span text:style-name="T7"><draw:control text:anchor-type="as-char" draw:z-index="8" draw:style-name="gr1" draw:text-style-name="P68" svg:width="0.1252in" svg:height="0.1252in" draw:control="control9"/></text:span><text:span text:style-name="T7"> <text:s/>Attesterte kopier av vitnemål fra andre relevante skoler/studier.</text:span></text:p>
          <text:p text:style-name="P46"><text:span text:style-name="T7"><draw:control text:anchor-type="as-char" draw:z-index="9" draw:style-name="gr1" draw:text-style-name="P68" svg:width="0.1252in" svg:height="0.1252in" draw:control="control10"/></text:span><text:span text:style-name="T7"> <text:s/>Attestert kopi av resultatet av TOEFL- eller IELTS-testen:</text:span></text:p>
          <text:p text:style-name="P47"><text:span text:style-name="T1"> • TOEFL - Test of English as a Foreign Language med minimumresultat 550 på Paper-based Test (PBT), eller 80 på Internet-based Test (IBT). <text:line-break/> </text:span><text:span text:style-name="T7">• IELTS - International English Language Testing Service med resultat 6.0. <text:line-break/>Følgende søkere er i hht Nasjonalt organ for kvalitet i utdanningen (NOKUT) fritatt fra ovennevnte krav: <text:line-break/> • Søkere fra land som er medlem av EU/EØS og/eller Europarådet/UNESCO-Cepes og som har engelsk som 1. fremmedspråk tatt over en periode på minimum 7 år i grunn- og videregående skole. </text:span><text:span text:style-name="T5">Søkeren må selv dokumentere dette.</text:span><text:span text:style-name="T7"> <text:line-break/> • Søkere med gjennomført bachelorgrad eller mastergrad fra hjemlandet med engelsk som undervisningsspråk. <text:line-break/> • Søkere som har en A-level eksamen i engelsk. <text:line-break/> • Enkelte søkere fra afrikanske land, se NOKUTs hjemmeside for detaljer.</text:span></text:p>
          <text:p text:style-name="P46"><text:bookmark-start text:name="Check11"/><text:span text:style-name="T7"><draw:control text:anchor-type="as-char" draw:z-index="10" draw:style-name="gr1" draw:text-style-name="P68" svg:width="0.1252in" svg:height="0.1252in" draw:control="control11"/></text:span><text:bookmark-end text:name="Check11"/><text:span text:style-name="T7"> <text:s/>Beskrivelse av og offisiell sensur for eventuelle avlagte kurs/emner som skal inngå i teoretisk opplæringsdel.</text:span></text:p>
          <text:p text:style-name="P46"><text:bookmark-start text:name="Check8"/><text:span text:style-name="T7"><draw:control text:anchor-type="as-char" draw:z-index="11" draw:style-name="gr1" draw:text-style-name="P68" svg:width="0.1252in" svg:height="0.1252in" draw:control="control12"/></text:span><text:bookmark-end text:name="Check8"/><text:span text:style-name="T7"> <text:s/>Publikasjonsliste.</text:span></text:p>
          <text:p text:style-name="P46"><text:bookmark-start text:name="Check9"/><text:span text:style-name="T7"><draw:control text:anchor-type="as-char" draw:z-index="12" draw:style-name="gr1" draw:text-style-name="P68" svg:width="0.1252in" svg:height="0.1252in" draw:control="control13"/></text:span><text:bookmark-end text:name="Check9"/><text:span text:style-name="T7"> <text:s/>For utenlandsk utdanning: vurdering av utdanningen fra MN-fakultetet eller NOKUT.</text:span></text:p>
          <text:p text:style-name="P46"><text:span text:style-name="T7"><draw:control text:anchor-type="as-char" draw:z-index="13" draw:style-name="gr1" draw:text-style-name="P68" svg:width="0.1252in" svg:height="0.1252in" draw:control="control14"/></text:span><text:span text:style-name="T7"> For utenlandsk utdanning: offisiell beskrivelse av karaktersystemet fra den institusjonen hvor utdanningen er avlagt.</text:span></text:p>
          <text:p text:style-name="P35"><text:span text:style-name="T7"><text:s text:c="6"/></text:span><text:bookmark-start text:name="Check10"/><text:span text:style-name="T7"><draw:control text:anchor-type="as-char" draw:z-index="14" draw:style-name="gr1" draw:text-style-name="P68" svg:width="0.1252in" svg:height="0.1252in" draw:control="control15"/></text:span><text:bookmark-end text:name="Check10"/><text:span text:style-name="T7"> <text:s/>Beskrivelse av eventuelt spesialpensum.</text:span></text:p>
          <text:p text:style-name="P35"><text:span text:style-name="T7"><text:s text:c="6"/></text:span><text:span text:style-name="T7"><draw:control text:anchor-type="as-char" draw:z-index="15" draw:style-name="gr1" draw:text-style-name="P68" svg:width="0.1252in" svg:height="0.1252in" draw:control="control16"/></text:span><text:span text:style-name="T7"> <text:s/>Samarbeidsavtale med ekstern part.</text:span></text:p>
          <text:p text:style-name="P35"><text:span text:style-name="T14"><text:s text:c="6"/></text:span><text:a xlink:type="simple" xlink:href="http://www.matnat.uio.no/forskning/utdanning/skjemaer/avtaleskjema%20ekstern.doc"><text:span text:style-name="Internet_20_link"><text:span text:style-name="T14">http://www.matnat.uio.no/forskning/utdanning/skjemaer/avtaleskjema%20ekstern.doc</text:span></text:span></text:a></text:p>
          <text:p text:style-name="P35"><text:span text:style-name="T7"><text:s text:c="6"/></text:span><text:span text:style-name="T7"><draw:control text:anchor-type="as-char" draw:z-index="16" draw:style-name="gr1" draw:text-style-name="P68" svg:width="0.1252in" svg:height="0.1252in" draw:control="control17"/></text:span><text:span text:style-name="T7"> <text:s/>Samarbeidsavtale med sentrene.</text:span></text:p>
          <text:p text:style-name="P35"><text:span text:style-name="T14"><text:s text:c="6"/></text:span><text:a xlink:type="simple" xlink:href="http://www.matnat.uio.no/forskning/utdanning/skjemaer/avtaleskjema_senter.doc"><text:span text:style-name="Internet_20_link"><text:span text:style-name="T14">http://www.matnat.uio.no/forskning/utdanning/skjemaer/avtaleskjema_senter.doc</text:span></text:span></text:a></text:p>
          <text:p text:style-name="P39"/>
          <text:p text:style-name="P39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2pt" fo:language="en" fo:country="GB" style:font-name-asian="Times New Roman1" style:font-size-asian="12pt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language="nb" fo:country="NO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nb" fo:country="NO" fo:font-weight="bold" style:font-weight-asian="bold" style:font-weight-complex="bold"/>
    </style:style>
    <style:style style:name="Stil1" style:family="paragraph" style:parent-style-name="Text_20_body">
      <style:text-properties fo:language="nb" fo:country="NO" style:font-size-complex="10pt"/>
    </style:style>
    <style:style style:name="Stil_20_Overskrift_20_1_20__2b__20_Linjeavstand_3a__20__20_Halvannen" style:display-name="Stil Overskrift 1 + Linjeavstand:  Halvannen" style:family="paragraph" style:parent-style-name="Heading_20_1" style:default-outline-level="" style:list-style-name="">
      <style:text-properties fo:font-size="13pt" style:font-size-asian="13pt" style:font-weight-complex="bold"/>
    </style:style>
    <style:style style:name="Body_20_Text_20_2" style:display-name="Body Text 2" style:family="paragraph" style:parent-style-name="Standard">
      <style:paragraph-properties fo:margin-left="0in" fo:margin-right="0.0043in" fo:line-height="150%" fo:text-indent="0in" style:auto-text-indent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language="nb" fo:country="NO"/>
    </style:style>
    <style:style style:name="Stil_20_Overskrift_20_1_20__2b__20_Ikke_20_Fet_20_Linjeavstand_3a__20__20_Halvannen" style:display-name="Stil Overskrift 1 + Ikke Fet Linjeavstand:  Halvannen" style:family="paragraph" style:parent-style-name="Heading_20_1" style:default-outline-level="" style:list-style-name=""/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nb" fo:country="NO" style:font-size-asian="10pt" style:font-name-complex="Courier New" style:font-size-complex="10pt"/>
    </style:style>
    <style:style style:name="WW-Default" style:family="paragraph">
      <style:paragraph-properties fo:orphans="2" fo:widows="2" style:text-autospace="none"/>
      <style:text-properties fo:color="#000000" style:font-name="Arial1" fo:font-size="12pt" fo:language="nb" fo:country="NO" style:font-name-asian="Arial1" style:font-size-asian="12pt" style:font-name-complex="Arial1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-complex="Times New Roman1"/>
    </style:style>
    <style:style style:name="WW8Num3z0" style:family="text">
      <style:text-properties style:font-name-complex="Times New Roman1"/>
    </style:style>
    <style:style style:name="Default_20_Paragraph_20_Font" style:display-name="Default Paragraph Font" style:family="text"/>
    <style:style style:name="Char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1" style:language-complex="ar" style:country-complex="SA"/>
    </style:style>
    <style:style style:name="Stil_20_Overskrift_20_1_20__2b__20_Linjeavstand_3a__20__20_Halvannen_20_Tegn" style:display-name="Stil Overskrift 1 + Linjeavstand:  Halvannen Tegn" style:family="text" style:parent-style-name="Char">
      <style:text-properties fo:font-size="13pt" style:font-size-asian="13pt" style:font-weight-complex="bold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/>
    </style:style>
    <style:style style:name="Char_20_Char" style:display-name="Char Char" style:family="text" style:parent-style-name="Default_20_Paragraph_20_Font">
      <style:text-properties style:font-name="Arial1" fo:font-size="12pt" fo:language="en" fo:country="US" style:font-size-asian="12pt" style:font-name-complex="Arial1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space-before="0.25in" text:min-label-width="0.25in"/>
      </text:list-level-style-number>
      <text:list-level-style-number text:level="2" text:style-name="WW8Num2z0" style:num-suffix="." style:num-format="a" style:num-letter-sync="true">
        <style:list-level-properties text:space-before="0.75in" text:min-label-width="0.25in"/>
      </text:list-level-style-number>
      <text:list-level-style-number text:level="3" text:style-name="WW8Num2z0" style:num-suffix="." style:num-format="i">
        <style:list-level-properties text:min-label-width="1.5in" text:min-label-distance="0.1252in" fo:text-align="end"/>
      </text:list-level-style-number>
      <text:list-level-style-number text:level="4" text:style-name="WW8Num2z0" style:num-suffix="." style:num-format="1">
        <style:list-level-properties text:space-before="1.75in" text:min-label-width="0.25in"/>
      </text:list-level-style-number>
      <text:list-level-style-number text:level="5" text:style-name="WW8Num2z0" style:num-suffix="." style:num-format="a" style:num-letter-sync="true">
        <style:list-level-properties text:space-before="2.25in" text:min-label-width="0.25in"/>
      </text:list-level-style-number>
      <text:list-level-style-number text:level="6" text:style-name="WW8Num2z0" style:num-suffix="." style:num-format="i">
        <style:list-level-properties text:min-label-width="3in" text:min-label-distance="0.1252in" fo:text-align="end"/>
      </text:list-level-style-number>
      <text:list-level-style-number text:level="7" text:style-name="WW8Num2z0" style:num-suffix="." style:num-format="1">
        <style:list-level-properties text:space-before="3.25in" text:min-label-width="0.25in"/>
      </text:list-level-style-number>
      <text:list-level-style-number text:level="8" text:style-name="WW8Num2z0" style:num-suffix="." style:num-format="a" style:num-letter-sync="true">
        <style:list-level-properties text:space-before="3.75in" text:min-label-width="0.25in"/>
      </text:list-level-style-number>
      <text:list-level-style-number text:level="9" text:style-name="WW8Num2z0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space-before="0.25in" text:min-label-width="0.25in"/>
      </text:list-level-style-number>
      <text:list-level-style-number text:level="2" text:style-name="WW8Num3z0" style:num-suffix="." style:num-format="a" style:num-letter-sync="true">
        <style:list-level-properties text:space-before="0.75in" text:min-label-width="0.25in"/>
      </text:list-level-style-number>
      <text:list-level-style-number text:level="3" text:style-name="WW8Num3z0" style:num-suffix="." style:num-format="i">
        <style:list-level-properties text:min-label-width="1.5in" text:min-label-distance="0.1252in" fo:text-align="end"/>
      </text:list-level-style-number>
      <text:list-level-style-number text:level="4" text:style-name="WW8Num3z0" style:num-suffix="." style:num-format="1">
        <style:list-level-properties text:space-before="1.75in" text:min-label-width="0.25in"/>
      </text:list-level-style-number>
      <text:list-level-style-number text:level="5" text:style-name="WW8Num3z0" style:num-suffix="." style:num-format="a" style:num-letter-sync="true">
        <style:list-level-properties text:space-before="2.25in" text:min-label-width="0.25in"/>
      </text:list-level-style-number>
      <text:list-level-style-number text:level="6" text:style-name="WW8Num3z0" style:num-suffix="." style:num-format="i">
        <style:list-level-properties text:min-label-width="3in" text:min-label-distance="0.1252in" fo:text-align="end"/>
      </text:list-level-style-number>
      <text:list-level-style-number text:level="7" text:style-name="WW8Num3z0" style:num-suffix="." style:num-format="1">
        <style:list-level-properties text:space-before="3.25in" text:min-label-width="0.25in"/>
      </text:list-level-style-number>
      <text:list-level-style-number text:level="8" text:style-name="WW8Num3z0" style:num-suffix="." style:num-format="a" style:num-letter-sync="true">
        <style:list-level-properties text:space-before="3.75in" text:min-label-width="0.25in"/>
      </text:list-level-style-number>
      <text:list-level-style-number text:level="9" text:style-name="WW8Num3z0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6244in" fo:margin-bottom="0.4925in" fo:margin-left="0.9846in" fo:margin-right="0.9846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fo:min-width="0.0161in" draw:z-index="25"><draw:text-box fo:min-height="0.1457in"><text:p text:style-name="Footer"><text:span text:style-name="Page_20_Number"><text:page-number text:select-page="current">9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  <dc:title>SØKNADS- OG AVTALESKJEMA FOR OPPTAK TIL ORGANISERT</dc:title>
    <meta:initial-creator>Merethe Bremer</meta:initial-creator>
    <meta:creation-date>2010-02-23T16:02:00</meta:creation-date>
    <dc:date>2011-11-16T11:29:34</dc:date>
    <meta:print-date>2010-02-23T15:23:00</meta:print-date>
    <meta:editing-cycles>8</meta:editing-cycles>
    <meta:editing-duration>PT23H39M32S</meta:editing-duration>
    <meta:document-statistic meta:table-count="17" meta:image-count="0" meta:object-count="0" meta:page-count="9" meta:paragraph-count="334" meta:word-count="909" meta:character-count="8745"/>
    <meta:user-defined meta:name="Info 1"/>
    <meta:user-defined meta:name="Info 2"/>
    <meta:user-defined meta:name="Info 3"/>
    <meta:user-defined meta:name="Info 4"/>
  </office:meta>
</office:document-meta>
</file>